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style:font-name="Verdana" fo:font-size="11pt" style:font-size-asian="11pt" fo:hyphenate="true" fo:hyphenation-remain-char-count="0" fo:hyphenation-push-char-count="0"/>
    </style:style>
    <style:style style:name="P2" style:family="paragraph" style:parent-style-name="Normal">
      <style:paragraph-properties fo:hyphenation-ladder-count="no-limit" fo:break-before="page"/>
      <style:text-properties style:font-name="Verdana" fo:font-size="11pt" style:font-size-asian="11pt" style:font-size-complex="11pt" fo:hyphenate="true" fo:hyphenation-remain-char-count="0" fo:hyphenation-push-char-count="0"/>
    </style:style>
    <style:style style:name="P3" style:family="paragraph" style:parent-style-name="Normal">
      <style:paragraph-properties fo:hyphenation-ladder-count="no-limit" fo:break-before="page"/>
      <style:text-properties style:font-name="Verdana" fo:font-size="22pt" style:font-size-asian="22pt" fo:hyphenate="true" fo:hyphenation-remain-char-count="0" fo:hyphenation-push-char-count="0"/>
    </style:style>
    <style:style style:name="P4" style:family="paragraph" style:parent-style-name="Standard">
      <style:text-properties style:font-name="Verdana" fo:font-size="11pt" style:font-size-asian="11pt"/>
    </style:style>
    <style:style style:name="P5" style:family="paragraph" style:parent-style-name="Standard">
      <style:text-properties style:font-name="Verdana" fo:font-size="11pt" style:font-size-asian="11pt" style:font-size-complex="11pt"/>
    </style:style>
    <style:style style:name="P6" style:family="paragraph" style:parent-style-name="Standard">
      <style:text-properties style:font-name="Verdana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P7" style:family="paragraph" style:parent-style-name="Standard">
      <style:text-properties style:font-name="Verdana" fo:font-size="22pt" style:font-size-asian="22pt"/>
    </style:style>
    <style:style style:name="P8" style:family="paragraph" style:parent-style-name="Standard">
      <style:paragraph-properties fo:margin-left="0in" fo:margin-right="0in" fo:text-indent="0.4925in" style:auto-text-indent="false"/>
      <style:text-properties style:font-name="Verdana" fo:font-size="11pt" style:font-size-asian="11pt"/>
    </style:style>
    <style:style style:name="P9" style:family="paragraph" style:parent-style-name="Normal">
      <style:paragraph-properties fo:hyphenation-ladder-count="no-limit"/>
      <style:text-properties style:font-name="Verdana"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fo:hyphenate="true" fo:hyphenation-remain-char-count="0" fo:hyphenation-push-char-count="0"/>
    </style:style>
    <style:style style:name="P10" style:family="paragraph" style:parent-style-name="Normal">
      <style:paragraph-properties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1" style:family="paragraph" style:parent-style-name="Normal">
      <style:paragraph-properties fo:orphans="2" fo:widows="2" fo:hyphenation-ladder-count="no-limit" style:text-autospace="none" style:vertical-align="auto"/>
      <style:text-properties fo:color="#000000" style:font-name="Consolas" fo:font-size="9.5pt" style:letter-kerning="false" fo:background-color="#ffffff" style:font-size-asian="9.5pt" style:font-name-complex="Consolas" style:font-size-complex="9.5pt" style:language-complex="ar" style:country-complex="SA" fo:hyphenate="true" fo:hyphenation-remain-char-count="0" fo:hyphenation-push-char-count="0"/>
    </style:style>
    <style:style style:name="P12" style:family="paragraph" style:parent-style-name="Standard" style:master-page-name="MP0">
      <style:paragraph-properties style:page-number="auto" fo:break-before="page"/>
      <style:text-properties style:font-name="Verdana" fo:font-size="11pt" style:font-size-asian="11pt"/>
    </style:style>
    <style:style style:name="P13" style:family="paragraph" style:parent-style-name="Standard" style:list-style-name="L1">
      <style:text-properties style:font-name="Verdana" fo:font-size="11pt" style:font-size-asian="11pt"/>
    </style:style>
    <style:style style:name="P14" style:family="paragraph" style:parent-style-name="Standard" style:list-style-name="L2">
      <style:text-properties style:font-name="Verdana" fo:font-size="11pt" style:font-size-asian="11pt"/>
    </style:style>
    <style:style style:name="P15" style:family="paragraph" style:parent-style-name="Normal">
      <style:paragraph-properties fo:hyphenation-ladder-count="no-limit"/>
      <style:text-properties style:font-name="Verdana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fo:hyphenate="true" fo:hyphenation-remain-char-count="0" fo:hyphenation-push-char-count="0"/>
    </style:style>
    <style:style style:name="P16" style:family="paragraph" style:parent-style-name="Normal">
      <style:paragraph-properties fo:hyphenation-ladder-count="no-limit"/>
      <style:text-properties style:font-name="Verdana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 fo:hyphenate="true" fo:hyphenation-remain-char-count="0" fo:hyphenation-push-char-count="0"/>
    </style:style>
    <style:style style:name="P17" style:family="paragraph" style:parent-style-name="Normal">
      <style:paragraph-properties fo:hyphenation-ladder-count="no-limit"/>
      <style:text-properties style:font-name="Verdana" fo:font-size="11pt" style:text-underline-style="none" fo:font-weight="normal" style:text-underline-mode="continuous" style:text-overline-mode="continuous" style:text-line-through-mode="continuous" style:font-size-asian="11pt" style:font-weight-asian="normal" fo:hyphenate="true" fo:hyphenation-remain-char-count="0" fo:hyphenation-push-char-count="0"/>
    </style:style>
    <style:style style:name="T1" style:family="text">
      <style:text-properties style:font-name="Verdana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T2" style:family="text">
      <style:text-properties style:font-name="Verdana" fo:font-size="11pt" style:font-size-asian="11pt"/>
    </style:style>
    <style:style style:name="T3" style:family="text">
      <style:text-properties style:language-asian="en" style:country-asian="US" style:language-complex="ar" style:country-complex="SA"/>
    </style:style>
    <style:style style:name="T4" style:family="text">
      <style:text-properties fo:color="#0000ff" style:font-name="Consolas" fo:font-size="9.5pt" style:letter-kerning="false" fo:background-color="#ffffff" style:font-size-asian="9.5pt" style:font-name-complex="Consolas" style:font-size-complex="9.5pt" style:language-complex="ar" style:country-complex="SA"/>
    </style:style>
    <style:style style:name="T5" style:family="text">
      <style:text-properties fo:color="#000000" style:font-name="Consolas" fo:font-size="9.5pt" style:letter-kerning="false" fo:background-color="#ffffff" style:font-size-asian="9.5pt" style:font-name-complex="Consolas" style:font-size-complex="9.5pt" style:language-complex="ar" style:country-complex="SA"/>
    </style:style>
    <style:style style:name="T6" style:family="text">
      <style:text-properties fo:color="#6f008a" style:font-name="Consolas" fo:font-size="9.5pt" style:letter-kerning="false" fo:background-color="#ffffff" style:font-size-asian="9.5pt" style:font-name-complex="Consolas" style:font-size-complex="9.5pt" style:language-complex="ar" style:country-complex="SA"/>
    </style:style>
    <style:style style:name="T7" style:family="text">
      <style:text-properties fo:color="#a31515" style:font-name="Consolas" fo:font-size="9.5pt" style:letter-kerning="false" fo:background-color="#ffffff" style:font-size-asian="9.5pt" style:font-name-complex="Consolas" style:font-size-complex="9.5pt" style:language-complex="ar" style:country-complex="SA"/>
    </style:style>
    <style:style style:name="T8" style:family="text">
      <style:text-properties fo:color="#008000" style:font-name="Consolas" fo:font-size="9.5pt" style:letter-kerning="false" fo:background-color="#ffffff" style:font-size-asian="9.5pt" style:font-name-complex="Consolas" style:font-size-complex="9.5pt" style:language-complex="ar" style:country-complex="SA"/>
    </style:style>
    <style:style style:name="T9" style:family="text">
      <style:text-properties fo:color="#2b91af" style:font-name="Consolas" fo:font-size="9.5pt" style:letter-kerning="false" fo:background-color="#ffffff" style:font-size-asian="9.5pt" style:font-name-complex="Consolas" style:font-size-complex="9.5pt" style:language-complex="ar" style:country-complex="SA"/>
    </style:style>
    <style:style style:name="T10" style:family="text">
      <style:text-properties fo:color="#008080" style:font-name="Consolas" fo:font-size="9.5pt" style:letter-kerning="false" fo:background-color="#ffffff" style:font-size-asian="9.5pt" style:font-name-complex="Consolas" style:font-size-complex="9.5pt" style:language-complex="ar" style:country-complex="SA"/>
    </style:style>
    <style:style style:name="T11" style:family="text">
      <style:text-properties fo:color="#808080" style:font-name="Consolas" fo:font-size="9.5pt" style:letter-kerning="false" fo:background-color="#ffffff" style:font-size-asian="9.5pt" style:font-name-complex="Consolas" style:font-size-complex="9.5pt" style:language-complex="ar" style:country-complex="SA"/>
    </style:style>
    <style:style style:name="T12" style:family="text">
      <style:text-properties style:font-size-complex="11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arah Wood</text:p>
      <text:p text:style-name="P4">C++ Part 2</text:p>
      <text:p text:style-name="P4">Final Project</text:p>
      <text:p text:style-name="P4">“Crew Chief’s / Steward’s Payroll Tools”</text:p>
      <text:p text:style-name="P4"/>
      <text:p text:style-name="P4">Initial Requirements</text:p>
      <text:p text:style-name="P4"/>
      <text:p text:style-name="Standard"><text:span text:style-name="Default_20_Paragraph_20_Font"><text:span text:style-name="T1">Date Approved:</text:span></text:span><text:span text:style-name="Default_20_Paragraph_20_Font"><text:span text:style-name="T2"> Tom approved this project on March 30, 2016.</text:span></text:span></text:p>
      <text:p text:style-name="Standard"><text:span text:style-name="Default_20_Paragraph_20_Font"><text:span text:style-name="T1">Application Title:</text:span></text:span><text:span text:style-name="Default_20_Paragraph_20_Font"><text:span text:style-name="T2"> </text:span></text:span><text:span text:style-name="Default_20_Paragraph_20_Font"><text:span text:style-name="T2">“Steward’s Payroll Tools”</text:span></text:span></text:p>
      <text:p text:style-name="Standard"><text:span text:style-name="Default_20_Paragraph_20_Font"><text:span text:style-name="T1">Purpose:</text:span></text:span><text:span text:style-name="Default_20_Paragraph_20_Font"><text:span text:style-name="T2"> To simplify the payroll part of a Crew Chief’s duties. Reduce payroll errors, provide accurate information in a timely manner (time is CRITICAL in the field, and always in short supply). </text:span></text:span></text:p>
      <text:p text:style-name="P6">Procedures: </text:p>
      <text:p text:style-name="P8"/>
      <text:list xml:id="list7317997868848103683" text:style-name="L1">
        <text:list-item>
          <text:p text:style-name="P13">Import RATES &amp; CONDITIONS (extracted from CONTRACT)</text:p>
        </text:list-item>
        <text:list-item>
          <text:p text:style-name="P13">make a CREW LIST, export it to WORKSHEET (spreadsheet or text) to collect field values</text:p>
        </text:list-item>
        <text:list-item>
          <text:p text:style-name="P13">import filled-out WORKSHEET, process hours, filter for Straight Time, OT, DT, &amp;c as per CONDITIONS</text:p>
        </text:list-item>
        <text:list-item>
          <text:p text:style-name="P13">generate TIME SHEET - mostly a double-checking of hours breakdown, detailed</text:p>
        </text:list-item>
        <text:list-item>
          <text:p text:style-name="P13">generate PAYROLL INVOICE – in a format compatible with existing invoice spreadsheet, output to screen for error-checking</text:p>
        </text:list-item>
        <text:list-item>
          <text:p text:style-name="P13">estimate CONTINGENCY planning – If we keep the crew longer, how much will it cost per hour?</text:p>
        </text:list-item>
      </text:list>
      <text:p text:style-name="P8"/>
      <text:p text:style-name="P8"/>
      <text:p text:style-name="Standard"><text:span text:style-name="Default_20_Paragraph_20_Font"><text:span text:style-name="T1">Algorithms, Processin</text:span></text:span><text:span text:style-name="Default_20_Paragraph_20_Font"><text:span text:style-name="T1">g and Conditions:</text:span></text:span><text:span text:style-name="Default_20_Paragraph_20_Font"><text:span text:style-name="T1"> </text:span></text:span></text:p>
      <text:p text:style-name="P4"><text:tab/>Get CONDITIONS &amp; RATES – File input into structured records</text:p>
      <text:p text:style-name="P4"><text:tab/>Make EMPLOYEE objects (must be objects to accommodate special pay conditions)</text:p>
      <text:p text:style-name="P4"><text:tab/>(early) Manual entry of daily work – console I/O</text:p>
      <text:p text:style-name="P4"><text:tab/>(later) file output of daily WORKSHEET, import &amp; processing of filled-out daily WORKSHEET</text:p>
      <text:p text:style-name="P4"><text:tab/>Compute each EMPLOYEE’S daily pay</text:p>
      <text:p text:style-name="P4"><text:tab/>Compute bottom-line INVOICE TOTAL (just the labor cost, before benefits)</text:p>
      <text:p text:style-name="P4"><text:tab/>Estimate “What-if” cost for management planning</text:p>
      <text:p text:style-name="P4"><text:tab/>Output TIME breakdown</text:p>
      <text:p text:style-name="P4"><text:tab/>Output PAYROLL INVOICE to screen</text:p>
      <text:p text:style-name="P4"><text:tab/>Output PAYROLL INVOICE to be compatible with existing INVOICE spreadsheet</text:p>
      <text:p text:style-name="P4"><text:tab/></text:p>
      <text:p text:style-name="P6">Notes/Restrictions:</text:p>
      <text:p text:style-name="P4"><text:tab/>MUST be: easy to use, thoroughly labelled, fast</text:p>
      <text:p text:style-name="P6">Comments:</text:p>
      <text:p text:style-name="P4"><text:tab/>The tedious data entry was mostly eliminated. Getting field values for time was streamlined with the WORKSHEET. It’s in a familiar format, and also provides data that’s useful on-site. (Can also be printed and stuck to a clipboard, or used with a tablet. It’s not program dependent once it’s generated.) Whichever spreadsheet program our Steward uses gives them the ability to copy &amp; paste repetitive values. Importing that WORKSHEET back into the PROGRAM gives us our figures to use in calculating pay. </text:p>
      <text:p text:style-name="P4"/>
      <text:p text:style-name="P1"/>
      <text:p text:style-name="P4"/>
      <text:p text:style-name="P4">Initial Notes:</text:p>
      <text:p text:style-name="P4"/>
      <text:p text:style-name="Standard"><text:span text:style-name="Default_20_Paragraph_20_Font"><text:span text:style-name="T2">Why do we need this software?</text:span></text:span><text:span text:style-name="Default_20_Paragraph_20_Font"><text:span text:style-name="T2"> </text:span></text:span><text:span text:style-name="Default_20_Paragraph_20_Font"><text:span text:style-name="T1">(USER STORIES)</text:span></text:span></text:p>
      <text:p text:style-name="P4"/>
      <text:p text:style-name="P4">“As a crew chief, I need to spend less time preparing payroll, so that I can attend to all my other duties.”</text:p>
      <text:p text:style-name="P4"/>
      <text:p text:style-name="P4">“As an employee, I need to see my payroll figures before I leave for the day, so that I know what my paycheck should look like.”</text:p>
      <text:p text:style-name="P4"/>
      <text:p text:style-name="P4">“As an employer’s production manager, I need to know costs, so that I can make good decisions.”</text:p>
      <text:p text:style-name="P4"/>
      <text:p text:style-name="P4">“As a crew chief, I need to be able to deliver payroll before I leave for the day—no matter how hectic the day’s been.”</text:p>
      <text:p text:style-name="P4"/>
      <text:p text:style-name="P4">“As the payroll department, we need to avoid late or mistaken paychecks for our crew, so that we don’t have people angry with us (or have employees in a hardship because they didn’t get paid correctly on time).”</text:p>
      <text:p text:style-name="P4"/>
      <text:p text:style-name="P4">“As a business agent, I need to be able to keep my stewards up-to-date on current rates and conditions, so that field-work is contract compliant.”</text:p>
      <text:p text:style-name="P4"/>
      <text:p text:style-name="P4">Minimal Marketable Features:</text:p>
      <text:list xml:id="list4164758422865640413" text:style-name="L2">
        <text:list-item>
          <text:p text:style-name="P14">Accept rates &amp; conditions from file import</text:p>
        </text:list-item>
        <text:list-item>
          <text:p text:style-name="P14">Accept crew list (with job classification assignments) (could be manually entered, file I/O is wish-listed)</text:p>
        </text:list-item>
        <text:list-item>
          <text:p text:style-name="P14">Accept hours/shows for each employee</text:p>
        </text:list-item>
        <text:list-item>
          <text:p text:style-name="P14">Process daily pay for each employee accurately</text:p>
        </text:list-item>
        <text:list-item>
          <text:p text:style-name="P14">Add total pay figures for crew</text:p>
        </text:list-item>
        <text:list-item>
          <text:p text:style-name="P14">Display figures in a meaningful way</text:p>
        </text:list-item>
      </text:list>
      <text:p text:style-name="P4"/>
      <text:p text:style-name="P4">Burn Down Quick Notes</text:p>
      <text:p text:style-name="P4">1.0: <text:tab/>5 pts</text:p>
      <text:p text:style-name="P4">2.0:<text:tab/>5 pts (+5pts = 10pts)</text:p>
      <text:p text:style-name="P4">3.0:<text:tab/>13 pts (+10pts = 23 pts)</text:p>
      <text:p text:style-name="P4">4.0:<text:tab/>7 pts (+23 pts = 30 pts)</text:p>
      <text:p text:style-name="P4">It looks like I need to re-evaluate the point values for my early work. Iteration 3.0 moved quickly because of foundational work in 1.0 and 2.0.</text:p>
      <text:p text:style-name="P4"/>
      <text:p text:style-name="P4">Burn Down Chart</text:p>
      <text:p text:style-name="Standard"><text:soft-page-break/><text:span text:style-name="Default_20_Paragraph_20_Font"><text:span text:style-name="T3"><draw:frame draw:style-name="fr1" draw:name="Picture 6" text:anchor-type="as-char" svg:y="0in" svg:width="7.6102in" style:rel-width="scale" svg:height="3.328in" style:rel-height="scale" draw:z-index="0"><draw:image/></draw:frame></text:span></text:span></text:p>
      <text:p text:style-name="P4"/>
      <text:p text:style-name="P15">Programming Journal</text:p>
      <text:p text:style-name="P16"/>
      <text:p text:style-name="P16">Pre-Iteration</text:p>
      <text:p text:style-name="P16"><text:tab/>read Agile Samurai Planning Section</text:p>
      <text:p text:style-name="P16"><text:tab/>buy index cards</text:p>
      <text:p text:style-name="P16"><text:tab/>Review IRL contracts, documents, &amp; field assets </text:p>
      <text:p text:style-name="P16"><text:tab/>Extract relevant data for program </text:p>
      <text:p text:style-name="P16"><text:tab/>Make notes, draw diagrams, plan program</text:p>
      <text:p text:style-name="P16">Iteration 1.0</text:p>
      <text:p text:style-name="P16"><text:tab/>Make up index cards, plan program, assign point values</text:p>
      <text:p text:style-name="P16"><text:tab/>Initial planning (3 points)</text:p>
      <text:p text:style-name="P16"><text:tab/>Build Labor Pool (1 point)</text:p>
      <text:p text:style-name="P16"><text:tab/>Skeleton Program code (1 point)</text:p>
      <text:p text:style-name="P16"><text:tab/>5 points earned</text:p>
      <text:p text:style-name="P16">Iteration 2.0</text:p>
      <text:p text:style-name="P16"><text:tab/>Build Employee class &amp; member functions (3 points)</text:p>
      <text:p text:style-name="P16"><text:tab/>Deep research on contract &amp; relevant data (1 point)</text:p>
      <text:p text:style-name="P16"><text:tab/>Rates &amp; conditions (build structures, build file imports) (1 point)</text:p>
      <text:p text:style-name="P16"><text:tab/>5 points earned</text:p>
      <text:p text:style-name="P16">Iteration 3.0</text:p>
      <text:p text:style-name="P16"><text:tab/>Preliminary UI (3 points)</text:p>
      <text:p text:style-name="P16"><text:tab/><text:tab/>I minimized repetitive data entry by building a worksheet to be filled out onsite</text:p>
      <text:p text:style-name="P16"><text:tab/>Diagram &amp; program rates &amp; conditions (5 points)<text:tab/></text:p>
      <text:p text:style-name="P16"><text:tab/>Build working time sheet ! (5 points) </text:p>
      <text:p text:style-name="P16"><text:tab/><text:tab/>It started to get exciting at this point. &lt;Frankenstein&gt; IT'S ALIVE!!!&lt;/Frankenstein&gt;</text:p>
      <text:p text:style-name="P16"><text:tab/>13 points earned</text:p>
      <text:p text:style-name="P16">Iteration 3.5</text:p>
      <text:p text:style-name="P16"><text:tab/>Compute Daily pay per employee (3 points)</text:p>
      <text:p text:style-name="P16">Iteration 4.0</text:p>
      <text:p text:style-name="P16"><text:tab/>Estimate contingency costs (1 point)</text:p>
      <text:p text:style-name="P16"><text:tab/><text:tab/>(Management often wants a cost estimate to decide whether to keep the crew longer. It needs <text:tab/><text:tab/>to be based on the current rate condition: Straight time, Overtime, &amp;c. )</text:p>
      <text:p text:style-name="P16"><text:tab/>Display /File export Daily Payroll Invoice (3 points)</text:p>
      <text:p text:style-name="P16"><text:tab/>7 points earned</text:p>
      <text:p text:style-name="P16"/>
      <text:p text:style-name="P17"><text:span text:style-name="T12">It works! It processes crew data, and gives a time sheet and payroll in seconds, whereas it takes an hour or two to do it by hand. For 20-200 employees, it's a full-time gig. I could reduce that to just a few minutes. <text:s/></text:span></text:p>
      <text:p text:style-name="P9"><text:soft-page-break/>Screen Caps</text:p>
      <text:p text:style-name="P4"/>
      <text:p text:style-name="P4">This is the final product. My data imported cleanly into the familiar invoice spreadsheet! </text:p>
      <text:p text:style-name="P4">(All the calculations were done in my program, up to each employee’s GROSS WAGES. The TOTAL GROSS in the spreadsheet matched my in-program sum. Calculating benefits was not critical at this time.)</text:p>
      <text:p text:style-name="P4"/>
      <text:p text:style-name="Standard"><text:span text:style-name="Default_20_Paragraph_20_Font"><text:span text:style-name="T3"><draw:frame draw:style-name="fr1" draw:name="Picture 1" text:anchor-type="as-char" svg:y="0in" svg:width="8.3in" style:rel-width="scale" svg:height="4.1917in" style:rel-height="scale" draw:z-index="1"><draw:image/></draw:frame></text:span></text:span></text:p>
      <text:p text:style-name="P4"/>
      <text:p text:style-name="Standard"><text:soft-page-break/><text:span text:style-name="Default_20_Paragraph_20_Font"><text:span text:style-name="T3"><draw:frame draw:style-name="fr1" draw:name="Picture 7" text:anchor-type="as-char" svg:y="0in" svg:width="5.7602in" style:rel-width="scale" svg:height="5.6146in" style:rel-height="scale" draw:z-index="2"><draw:image/></draw:frame></text:span></text:span></text:p>
      <text:p text:style-name="P4"/>
      <text:p text:style-name="P4">Here is what a CREW LIST or unfilled WORKSHEET looks like</text:p>
      <text:p text:style-name="P4"/>
      <text:p text:style-name="Standard"><text:span text:style-name="Default_20_Paragraph_20_Font"><text:span text:style-name="T3"><draw:frame draw:style-name="fr1" draw:name="Picture 4" text:anchor-type="as-char" svg:y="0in" svg:width="4.7083in" style:rel-width="scale" svg:height="2.8543in" style:rel-height="scale" draw:z-index="3"><draw:image/></draw:frame></text:span></text:span></text:p>
      <text:p text:style-name="P4"/>
      <text:p text:style-name="P4"><text:line-break/></text:p>
      <text:p text:style-name="P1"/>
      <text:p text:style-name="P4">This is how it looks when it imports back into the program with field values entered</text:p>
      <text:p text:style-name="P4"/>
      <text:p text:style-name="Standard"><text:span text:style-name="Default_20_Paragraph_20_Font"><text:span text:style-name="T3"><draw:frame draw:style-name="fr1" draw:name="Picture 5" text:anchor-type="as-char" svg:y="0in" svg:width="4.6772in" style:rel-width="scale" svg:height="2.7189in" style:rel-height="scale" draw:z-index="4"><draw:image/></draw:frame></text:span></text:span></text:p>
      <text:p text:style-name="P4"/>
      <text:p text:style-name="P4">The TIME SHEET is simply a file output of what is displayed on the console screen as TIME SUMMARY</text:p>
      <text:p text:style-name="P4"/>
      <text:p text:style-name="P4"/>
      <text:p text:style-name="P4"/>
      <text:p text:style-name="P4"/>
      <text:p text:style-name="P3"/>
      <text:p text:style-name="P7">Source Code</text:p>
      <text:p text:style-name="P5"/>
      <text:p text:style-name="P5">*******************************************************</text:p>
      <text:p text:style-name="P5">Employee.h</text:p>
      <text:p text:style-name="P5">*******************************************************</text:p>
      <text:p text:style-name="P10"><text:span text:style-name="Default_20_Paragraph_20_Font"><text:span text:style-name="T4">#pragma</text:span></text:span><text:span text:style-name="Default_20_Paragraph_20_Font"><text:span text:style-name="T5"> </text:span></text:span><text:span text:style-name="Default_20_Paragraph_20_Font"><text:span text:style-name="T4">once</text:span></text:span></text:p>
      <text:p text:style-name="P10"><text:span text:style-name="Default_20_Paragraph_20_Font"><text:span text:style-name="T4">#ifndef</text:span></text:span><text:span text:style-name="Default_20_Paragraph_20_Font"><text:span text:style-name="T5"> EMPLOYEE_H</text:span></text:span></text:p>
      <text:p text:style-name="P10"><text:span text:style-name="Default_20_Paragraph_20_Font"><text:span text:style-name="T4">#define</text:span></text:span><text:span text:style-name="Default_20_Paragraph_20_Font"><text:span text:style-name="T5"> </text:span></text:span><text:span text:style-name="Default_20_Paragraph_20_Font"><text:span text:style-name="T6">EMPLOYEE_H</text:span></text:span></text:p>
      <text:p text:style-name="P11"/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iostream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fstream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string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ctime&gt;</text:span></text:span><text:span text:style-name="Default_20_Paragraph_20_Font"><text:span text:style-name="T5"><text:tab/></text:span></text:span><text:span text:style-name="Default_20_Paragraph_20_Font"><text:span text:style-name="T8">//raw time entry might come in a later release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time.h&gt;</text:span></text:span></text:p>
      <text:p text:style-name="P11"/>
      <text:p text:style-name="P11"/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"Structures.h"</text:span></text:span></text:p>
      <text:p text:style-name="P11"/>
      <text:p text:style-name="P11"/>
      <text:p text:style-name="P10"><text:span text:style-name="Default_20_Paragraph_20_Font"><text:span text:style-name="T4">using</text:span></text:span><text:span text:style-name="Default_20_Paragraph_20_Font"><text:span text:style-name="T5"> </text:span></text:span><text:span text:style-name="Default_20_Paragraph_20_Font"><text:span text:style-name="T4">namespace</text:span></text:span><text:span text:style-name="Default_20_Paragraph_20_Font"><text:span text:style-name="T5"> std;</text:span></text:span></text:p>
      <text:p text:style-name="P11"/>
      <text:p text:style-name="P10"><text:span text:style-name="Default_20_Paragraph_20_Font"><text:span text:style-name="T8">//make an Employee class</text:span></text:span></text:p>
      <text:p text:style-name="P10"><text:span text:style-name="Default_20_Paragraph_20_Font"><text:span text:style-name="T8">//employee specialties may inherit from this class as needed</text:span></text:span></text:p>
      <text:p text:style-name="P10"><text:span text:style-name="Default_20_Paragraph_20_Font"><text:span text:style-name="T4">const</text:span></text:span><text:span text:style-name="Default_20_Paragraph_20_Font"><text:span text:style-name="T5"> </text:span></text:span><text:span text:style-name="Default_20_Paragraph_20_Font"><text:span text:style-name="T4">int</text:span></text:span><text:span text:style-name="Default_20_Paragraph_20_Font"><text:span text:style-name="T5"> DAY = 32;</text:span></text:span></text:p>
      <text:p text:style-name="P11"/>
      <text:p text:style-name="P10"><text:span text:style-name="Default_20_Paragraph_20_Font"><text:span text:style-name="T4">class</text:span></text:span><text:span text:style-name="Default_20_Paragraph_20_Font"><text:span text:style-name="T5"> </text:span></text:span><text:span text:style-name="Default_20_Paragraph_20_Font"><text:span text:style-name="T9">Employee</text:span></text:span></text:p>
      <text:p text:style-name="P11">{</text:p>
      <text:p text:style-name="P10"><text:span text:style-name="Default_20_Paragraph_20_Font"><text:span text:style-name="T4">protected</text:span></text:span><text:span text:style-name="Default_20_Paragraph_20_Font"><text:span text:style-name="T5">:</text:span></text:span></text:p>
      <text:p text:style-name="P11"><text:tab/><text:tab/></text:p>
      <text:p text:style-name="P11"/>
      <text:p text:style-name="P10"><text:span text:style-name="Default_20_Paragraph_20_Font"><text:span text:style-name="T4">public</text:span></text:span><text:span text:style-name="Default_20_Paragraph_20_Font"><text:span text:style-name="T5">: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employeeNumber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employeeName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employeeBaseQualification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employeeBaseQualificationSHOR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employeeDailyAssignmen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8">//we can add other qualifications as needed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employee time-related members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STHours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OTHours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DTHours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MPHours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Shows;</text:span></text:span><text:span text:style-name="Default_20_Paragraph_20_Font"><text:span text:style-name="T5"><text:tab/></text:span></text:span><text:span text:style-name="Default_20_Paragraph_20_Font"><text:span text:style-name="T5"><text:tab/>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TotalHours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employee pay-related members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Applicable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ApplicableRateShow;</text:span></text:span></text:p>
      <text:p text:style-name="P11"><text:tab/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ST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OT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DT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MP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Show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Other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employeeDailyTotalPay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* will track ongoing employee hours later</text:span></text:span></text:p>
      <text:p text:style-name="P10"><text:span text:style-name="Default_20_Paragraph_20_Font"><text:span text:style-name="T8"><text:tab/>(adapt from part 1 final project)</text:span></text:span></text:p>
      <text:p text:style-name="P10"><text:span text:style-name="Default_20_Paragraph_20_Font"><text:span text:style-name="T8"><text:tab/>double employeeDailySTHours[DAY];</text:span></text:span></text:p>
      <text:p text:style-name="P10"><text:span text:style-name="Default_20_Paragraph_20_Font"><text:span text:style-name="T8"><text:tab/>double employeeDailyOTHours[DAY];</text:span></text:span></text:p>
      <text:p text:style-name="P10"><text:span text:style-name="Default_20_Paragraph_20_Font"><text:span text:style-name="T8"><text:tab/>double employeeDailyDTHours[DAY];</text:span></text:span></text:p>
      <text:p text:style-name="P10"><text:span text:style-name="Default_20_Paragraph_20_Font"><text:span text:style-name="T8"><text:tab/>double employeeDailyMPHours[DAY];</text:span></text:span></text:p>
      <text:p text:style-name="P10"><text:span text:style-name="Default_20_Paragraph_20_Font"><text:span text:style-name="T8"><text:tab/>double employeeDailyShows[DAY];</text:span></text:span></text:p>
      <text:p text:style-name="P11"><text:soft-page-break/></text:p>
      <text:p text:style-name="P10"><text:span text:style-name="Default_20_Paragraph_20_Font"><text:span text:style-name="T8"><text:tab/></text:span></text:span></text:p>
      <text:p text:style-name="P10"><text:span text:style-name="Default_20_Paragraph_20_Font"><text:span text:style-name="T8"><text:tab/>double employeeDailySTPay[DAY];</text:span></text:span></text:p>
      <text:p text:style-name="P10"><text:span text:style-name="Default_20_Paragraph_20_Font"><text:span text:style-name="T8"><text:tab/>double employeeDailyOTPay[DAY];</text:span></text:span></text:p>
      <text:p text:style-name="P10"><text:span text:style-name="Default_20_Paragraph_20_Font"><text:span text:style-name="T8"><text:tab/>double employeeDailyDTPay[DAY];</text:span></text:span></text:p>
      <text:p text:style-name="P10"><text:span text:style-name="Default_20_Paragraph_20_Font"><text:span text:style-name="T8"><text:tab/>double employeeDailyMPPay[DAY];</text:span></text:span></text:p>
      <text:p text:style-name="P10"><text:span text:style-name="Default_20_Paragraph_20_Font"><text:span text:style-name="T8"><text:tab/>double employeeDailyShowPay[DAY];</text:span></text:span></text:p>
      <text:p text:style-name="P10"><text:span text:style-name="Default_20_Paragraph_20_Font"><text:span text:style-name="T8"><text:tab/>double employeeDailyOtherPay[DAY];</text:span></text:span></text:p>
      <text:p text:style-name="P10"><text:span text:style-name="Default_20_Paragraph_20_Font"><text:span text:style-name="T8"><text:tab/>*/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default constructor </text:span></text:span></text:p>
      <text:p text:style-name="P11"><text:tab/></text:p>
      <text:p text:style-name="P11"/>
      <text:p text:style-name="P11"><text:tab/>Employee()</text:p>
      <text:p text:style-name="P11"><text:tab/>{</text:p>
      <text:p text:style-name="P11"><text:tab/><text:tab/>employeeNumber = 99999;</text:p>
      <text:p text:style-name="P10"><text:span text:style-name="Default_20_Paragraph_20_Font"><text:span text:style-name="T5"><text:tab/></text:span></text:span><text:span text:style-name="Default_20_Paragraph_20_Font"><text:span text:style-name="T5"><text:tab/>employeeName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7">" 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employeeBaseQualification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7">"Hand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employeeBaseQualificationSHORT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7">"H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employeeDailyAssignment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7">"Grip"</text:span></text:span><text:span text:style-name="Default_20_Paragraph_20_Font"><text:span text:style-name="T5">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employee time-related members</text:span></text:span></text:p>
      <text:p text:style-name="P11"><text:tab/><text:tab/>employeeDailySTHours = 0;</text:p>
      <text:p text:style-name="P11"><text:tab/><text:tab/>employeeDailyOTHours = 0;</text:p>
      <text:p text:style-name="P11"><text:tab/><text:tab/>employeeDailyDTHours = 0;</text:p>
      <text:p text:style-name="P11"><text:tab/><text:tab/>employeeDailyMPHours = 0;</text:p>
      <text:p text:style-name="P11"><text:tab/><text:tab/>employeeDailyShows = 0;</text:p>
      <text:p text:style-name="P11"><text:tab/><text:tab/>employeeDailyTotalHours = 0;</text:p>
      <text:p text:style-name="P11"/>
      <text:p text:style-name="P11"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employee pay-related members</text:span></text:span></text:p>
      <text:p text:style-name="P11"><text:tab/><text:tab/>employeeApplicableRateHourly = 0;</text:p>
      <text:p text:style-name="P11"><text:tab/><text:tab/>employeeApplicableRateShow = 0;</text:p>
      <text:p text:style-name="P11"><text:tab/><text:tab/></text:p>
      <text:p text:style-name="P11"><text:tab/><text:tab/>employeeDailySTPay = 0;</text:p>
      <text:p text:style-name="P11"><text:tab/><text:tab/>employeeDailyOTPay = 0;</text:p>
      <text:p text:style-name="P11"><text:tab/><text:tab/>employeeDailyDTPay = 0;</text:p>
      <text:p text:style-name="P11"><text:tab/><text:tab/>employeeDailyMPPay = 0;</text:p>
      <text:p text:style-name="P11"><text:tab/><text:tab/>employeeDailyShowPay = 0;</text:p>
      <text:p text:style-name="P11"><text:tab/><text:tab/>employeeDailyOtherPay = 0;</text:p>
      <text:p text:style-name="P11"><text:tab/><text:tab/>employeeDailyTotalPay = 0;</text:p>
      <text:p text:style-name="P11"/>
      <text:p text:style-name="P11"><text:tab/><text:tab/></text:p>
      <text:p text:style-name="P11"><text:tab/><text:tab/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* will track ongoing employee pay later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(adapt from Part 1 final project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STHours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OTHours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DTHours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MPHours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Shows[DAY] = {};</text:span></text:span></text:p>
      <text:p text:style-name="P11"/>
      <text:p text:style-name="P10"><text:span text:style-name="Default_20_Paragraph_20_Font"><text:span text:style-name="T8"><text:tab/></text:span></text:span><text:span text:style-name="Default_20_Paragraph_20_Font"><text:span text:style-name="T8"><text:tab/>employeeDailySTPay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STPay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STPay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STPay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ShowPay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mployeeDailyOtherPay[DAY] = {}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*/</text:span></text:span></text:p>
      <text:p text:style-name="P11"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contructor</text:span></text:span></text:p>
      <text:p text:style-name="P10"><text:span text:style-name="Default_20_Paragraph_20_Font"><text:span text:style-name="T5"><text:tab/>Employee(</text:span></text:span><text:span text:style-name="Default_20_Paragraph_20_Font"><text:span text:style-name="T4">int</text:span></text:span><text:span text:style-name="Default_20_Paragraph_20_Font"><text:span text:style-name="T5"> </text:span></text:span><text:span text:style-name="Default_20_Paragraph_20_Font"><text:span text:style-name="T11">number</text:span></text:span><text:span text:style-name="Default_20_Paragraph_20_Font"><text:span text:style-name="T5">, </text:span></text:span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11">name</text:span></text:span><text:span text:style-name="Default_20_Paragraph_20_Font"><text:span text:style-name="T5">, </text:span></text:span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11">qualification</text:span></text:span><text:span text:style-name="Default_20_Paragraph_20_Font"><text:span text:style-name="T5">, </text:span></text:span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11">shortQual</text:span></text:span><text:span text:style-name="Default_20_Paragraph_20_Font"><text:span text:style-name="T5">, </text:span></text:span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11">assign</text:span></text:span><text:span text:style-name="Default_20_Paragraph_20_Font"><text:span text:style-name="T5">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employeeNumber = </text:span></text:span><text:span text:style-name="Default_20_Paragraph_20_Font"><text:span text:style-name="T11">number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employeeName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11">name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employeeBaseQualification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11">qualification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employeeBaseQualificationSHORT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11">shortQual</text:span></text:span><text:span text:style-name="Default_20_Paragraph_20_Font"><text:span text:style-name="T5">;</text:span></text:span></text:p>
      <text:p text:style-name="P10"><text:soft-page-break/><text:span text:style-name="Default_20_Paragraph_20_Font"><text:span text:style-name="T5"><text:tab/></text:span></text:span><text:span text:style-name="Default_20_Paragraph_20_Font"><text:span text:style-name="T5"><text:tab/>employeeDailyAssignment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11">assign</text:span></text:span><text:span text:style-name="Default_20_Paragraph_20_Font"><text:span text:style-name="T5">;</text:span></text:span></text:p>
      <text:p text:style-name="P11"><text:tab/><text:tab/></text:p>
      <text:p text:style-name="P11"/>
      <text:p text:style-name="P11"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mutators &amp; accessors <text:s/>for basic info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Number(</text:span></text:span><text:span text:style-name="Default_20_Paragraph_20_Font"><text:span text:style-name="T4">int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Name(</text:span></text:span><text:span text:style-name="Default_20_Paragraph_20_Font"><text:span text:style-name="T9">string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Qualification(</text:span></text:span><text:span text:style-name="Default_20_Paragraph_20_Font"><text:span text:style-name="T9">string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QualificationSHORT(</text:span></text:span><text:span text:style-name="Default_20_Paragraph_20_Font"><text:span text:style-name="T9">string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Assignment(</text:span></text:span><text:span text:style-name="Default_20_Paragraph_20_Font"><text:span text:style-name="T9">string</text:span></text:span><text:span text:style-name="Default_20_Paragraph_20_Font"><text:span text:style-name="T5">);</text:span></text:span></text:p>
      <text:p text:style-name="P11"><text:tab/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getEmployeeNumber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getEmployeeName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getEmployeeQualification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getEmployeeQualificationSHORT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getEmployeeDailyAssignment()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mutators &amp; accessors for hours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Work(</text:span></text:span><text:span text:style-name="Default_20_Paragraph_20_Font"><text:span text:style-name="T9">EmployerContract</text:span></text:span><text:span text:style-name="Default_20_Paragraph_20_Font"><text:span text:style-name="T5">, </text:span></text:span><text:span text:style-name="Default_20_Paragraph_20_Font"><text:span text:style-name="T9">EmployerJobPayRates</text:span></text:span><text:span text:style-name="Default_20_Paragraph_20_Font"><text:span text:style-name="T5">, </text:span></text:span><text:span text:style-name="Default_20_Paragraph_20_Font"><text:span text:style-name="T9">Employe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STHours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OTHours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DTHours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MPHours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Shows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TotalHours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STHours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OTHours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DTHours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MPHours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Shows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TotalHours()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mutators &amp; accessors for pa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ApplicableRateHourly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ApplicableRateShow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1"><text:tab/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STPay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OTPay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DTPay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MPPay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ShowPay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OtherPay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void</text:span></text:span><text:span text:style-name="Default_20_Paragraph_20_Font"><text:span text:style-name="T5"> setEmployeeDailyPayTotal(</text:span></text:span><text:span text:style-name="Default_20_Paragraph_20_Font"><text:span text:style-name="T4">double</text:span></text:span><text:span text:style-name="Default_20_Paragraph_20_Font"><text:span text:style-name="T5">)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ApplicableHourlyRate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ApplicableShowRate();</text:span></text:span></text:p>
      <text:p text:style-name="P11"><text:tab/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STPay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OTPay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DTPay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MPPay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ShowPay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OtherPay(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getEmployeeDailyPayTotal()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other member functions as needed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destructor declaration</text:span></text:span></text:p>
      <text:p text:style-name="P11"><text:tab/>~Employee();</text:p>
      <text:p text:style-name="P11"/>
      <text:p text:style-name="P11">};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0"><text:span text:style-name="Default_20_Paragraph_20_Font"><text:span text:style-name="T4">#endif</text:span></text:span><text:span text:style-name="Default_20_Paragraph_20_Font"><text:span text:style-name="T5"> </text:span></text:span><text:span text:style-name="Default_20_Paragraph_20_Font"><text:span text:style-name="T8">// !EMPLOYEE_H</text:span></text:span></text:p>
      <text:p text:style-name="P5"/>
      <text:p text:style-name="P5">*******************************************************</text:p>
      <text:p text:style-name="P5">Employee.cpp</text:p>
      <text:p text:style-name="P5">*******************************************************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iostream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fstream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string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cstdlib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"Employee.h"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"Structures.h"</text:span></text:span></text:p>
      <text:p text:style-name="P11"/>
      <text:p text:style-name="P11"/>
      <text:p text:style-name="P10"><text:span text:style-name="Default_20_Paragraph_20_Font"><text:span text:style-name="T4">using</text:span></text:span><text:span text:style-name="Default_20_Paragraph_20_Font"><text:span text:style-name="T5"> </text:span></text:span><text:span text:style-name="Default_20_Paragraph_20_Font"><text:span text:style-name="T4">namespace</text:span></text:span><text:span text:style-name="Default_20_Paragraph_20_Font"><text:span text:style-name="T5"> std;</text:span></text:span></text:p>
      <text:p text:style-name="P11"/>
      <text:p text:style-name="P11"/>
      <text:p text:style-name="P11"/>
      <text:p text:style-name="P10"><text:span text:style-name="Default_20_Paragraph_20_Font"><text:span text:style-name="T8">//mutators &amp; accessors for basic info</text:span></text:span>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Number(</text:span></text:span><text:span text:style-name="Default_20_Paragraph_20_Font"><text:span text:style-name="T4">int</text:span></text:span><text:span text:style-name="Default_20_Paragraph_20_Font"><text:span text:style-name="T5"> </text:span></text:span><text:span text:style-name="Default_20_Paragraph_20_Font"><text:span text:style-name="T11">number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Number = </text:span></text:span><text:span text:style-name="Default_20_Paragraph_20_Font"><text:span text:style-name="T11">number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Name(</text:span></text:span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11">name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Name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11">name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Qualification(</text:span></text:span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11">qual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BaseQualification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11">qual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QualificationSHORT(</text:span></text:span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11">qualShort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BaseQualificationSHORT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11">qualShort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int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Number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Number;</text:span></text:span></text:p>
      <text:p text:style-name="P11">}</text:p>
      <text:p text:style-name="P11"/>
      <text:p text:style-name="P10"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Name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Name;</text:span></text:span></text:p>
      <text:p text:style-name="P11">}</text:p>
      <text:p text:style-name="P11"/>
      <text:p text:style-name="P10"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Qualification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BaseQualification;</text:span></text:span></text:p>
      <text:p text:style-name="P11">}</text:p>
      <text:p text:style-name="P11"/>
      <text:p text:style-name="P10"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QualificationSHORT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BaseQualificationSHORT;</text:span></text:span></text:p>
      <text:p text:style-name="P11">}</text:p>
      <text:p text:style-name="P11"/>
      <text:p text:style-name="P11"/>
      <text:p text:style-name="P11"/>
      <text:p text:style-name="P10"><text:span text:style-name="Default_20_Paragraph_20_Font"><text:span text:style-name="T8">//Member functions related to hours</text:span></text:span></text:p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Work( </text:span></text:span><text:span text:style-name="Default_20_Paragraph_20_Font"><text:span text:style-name="T9">EmployerContract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, </text:span></text:span><text:span text:style-name="Default_20_Paragraph_20_Font"><text:span text:style-name="T9">EmployerJobPayRates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, </text:span></text:span><text:span text:style-name="Default_20_Paragraph_20_Font"><text:span text:style-name="T9">Employee</text:span></text:span><text:span text:style-name="Default_20_Paragraph_20_Font"><text:span text:style-name="T5"> </text:span></text:span><text:span text:style-name="Default_20_Paragraph_20_Font"><text:span text:style-name="T11">emp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8">//declare local variables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choice, number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tempHours =0, tempMPHours=0;</text:span></text:span></text:p>
      <text:p text:style-name="P10"><text:soft-page-break/><text:span text:style-name="Default_20_Paragraph_20_Font"><text:span text:style-name="T5"><text:tab/></text:span></text:span><text:span text:style-name="Default_20_Paragraph_20_Font"><text:span text:style-name="T4">char</text:span></text:span><text:span text:style-name="Default_20_Paragraph_20_Font"><text:span text:style-name="T5"> <text:s/>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bool</text:span></text:span><text:span text:style-name="Default_20_Paragraph_20_Font"><text:span text:style-name="T5"> valid = </text:span></text:span><text:span text:style-name="Default_20_Paragraph_20_Font"><text:span text:style-name="T4">false</text:span></text:span><text:span text:style-name="Default_20_Paragraph_20_Font"><text:span text:style-name="T5">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select a classification for [SELECTED EMPLOYEE]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select a job classification for "</text:span></text:span><text:span text:style-name="Default_20_Paragraph_20_Font"><text:span text:style-name="T10">&lt;&lt;</text:span></text:span><text:span text:style-name="Default_20_Paragraph_20_Font"><text:span text:style-name="T11">emp</text:span></text:span><text:span text:style-name="Default_20_Paragraph_20_Font"><text:span text:style-name="T5">.employeeName</text:span></text:span><text:span text:style-name="Default_20_Paragraph_20_Font"><text:span text:style-name="T10">&lt;&lt;</text:span></text:span><text:span text:style-name="Default_20_Paragraph_20_Font"><text:span text:style-name="T7">" :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1 <text:s/>Steward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2 Rigger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"3 Specialist"</text:span></text:span><text:span text:style-name="Default_20_Paragraph_20_Font"><text:span text:style-name="T10">&lt;&lt;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4 <text:s/>Head"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5 Programmer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"6 Grip"</text:span></text:span><text:span text:style-name="Default_20_Paragraph_20_Font"><text:span text:style-name="T10">&lt;&lt;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><text:tab/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make a selection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choice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validate user input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 Enter #1-6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cin.clear();</text:p>
      <text:p text:style-name="P11"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choice;</text:span></text:span></text:p>
      <text:p text:style-name="P11"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choice&lt;1 || choice&gt;6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valid = !</text:span></text:span><text:span text:style-name="Default_20_Paragraph_20_Font"><text:span text:style-name="T4">true</text:span></text:span><text:span text:style-name="Default_20_Paragraph_20_Font"><text:span text:style-name="T5">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declare this attampt !valid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.clear()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clear the input stream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.ignore()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gnore invalid stuff.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 Enter #1-6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 </text:span></text:span><text:span text:style-name="Default_20_Paragraph_20_Font"><text:span text:style-name="T8">//user prompt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choice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try again...</text:span></text:span></text:p>
      <text:p text:style-name="P11"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Assign Rate to each JobClassification choice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choice == 1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Hourly(</text:span></text:span><text:span text:style-name="Default_20_Paragraph_20_Font"><text:span text:style-name="T11">rates</text:span></text:span><text:span text:style-name="Default_20_Paragraph_20_Font"><text:span text:style-name="T5">.StewardRateHourly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Show(</text:span></text:span><text:span text:style-name="Default_20_Paragraph_20_Font"><text:span text:style-name="T11">rates</text:span></text:span><text:span text:style-name="Default_20_Paragraph_20_Font"><text:span text:style-name="T5">.StewardRateShow)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choice == 2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Hourly( </text:span></text:span><text:span text:style-name="Default_20_Paragraph_20_Font"><text:span text:style-name="T11">rates</text:span></text:span><text:span text:style-name="Default_20_Paragraph_20_Font"><text:span text:style-name="T5">.RiggerRateHourly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Show ( </text:span></text:span><text:span text:style-name="Default_20_Paragraph_20_Font"><text:span text:style-name="T11">rates</text:span></text:span><text:span text:style-name="Default_20_Paragraph_20_Font"><text:span text:style-name="T5">.RiggerRateShow)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choice == 3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Hourly ( </text:span></text:span><text:span text:style-name="Default_20_Paragraph_20_Font"><text:span text:style-name="T11">rates</text:span></text:span><text:span text:style-name="Default_20_Paragraph_20_Font"><text:span text:style-name="T5">.SpecialistRateHourly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Show ( </text:span></text:span><text:span text:style-name="Default_20_Paragraph_20_Font"><text:span text:style-name="T11">rates</text:span></text:span><text:span text:style-name="Default_20_Paragraph_20_Font"><text:span text:style-name="T5">.SpecialistRateShow)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choice == 4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Hourly ( </text:span></text:span><text:span text:style-name="Default_20_Paragraph_20_Font"><text:span text:style-name="T11">rates</text:span></text:span><text:span text:style-name="Default_20_Paragraph_20_Font"><text:span text:style-name="T5">.HeadRateHourly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Show ( </text:span></text:span><text:span text:style-name="Default_20_Paragraph_20_Font"><text:span text:style-name="T11">rates</text:span></text:span><text:span text:style-name="Default_20_Paragraph_20_Font"><text:span text:style-name="T5">.HeadRateShow)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choice == 5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this is where we use the base qualifications.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</text:span></text:span><text:span text:style-name="Default_20_Paragraph_20_Font"><text:span text:style-name="T11">emp</text:span></text:span><text:span text:style-name="Default_20_Paragraph_20_Font"><text:span text:style-name="T5">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J"</text:span></text:span><text:span text:style-name="Default_20_Paragraph_20_Font"><text:span text:style-name="T5">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Hourly ( </text:span></text:span><text:span text:style-name="Default_20_Paragraph_20_Font"><text:span text:style-name="T11">rates</text:span></text:span><text:span text:style-name="Default_20_Paragraph_20_Font"><text:span text:style-name="T5">.JourneymanRateHourly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Show ( </text:span></text:span><text:span text:style-name="Default_20_Paragraph_20_Font"><text:span text:style-name="T11">rates</text:span></text:span><text:span text:style-name="Default_20_Paragraph_20_Font"><text:span text:style-name="T5">.JourneymanRateShow);</text:span></text:span>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</text:span></text:span><text:span text:style-name="Default_20_Paragraph_20_Font"><text:span text:style-name="T11">emp</text:span></text:span><text:span text:style-name="Default_20_Paragraph_20_Font"><text:span text:style-name="T5">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A3"</text:span></text:span><text:span text:style-name="Default_20_Paragraph_20_Font"><text:span text:style-name="T5"> || </text:span></text:span><text:span text:style-name="Default_20_Paragraph_20_Font"><text:span text:style-name="T11">emp</text:span></text:span><text:span text:style-name="Default_20_Paragraph_20_Font"><text:span text:style-name="T5">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A2"</text:span></text:span><text:span text:style-name="Default_20_Paragraph_20_Font"><text:span text:style-name="T5"> || </text:span></text:span><text:span text:style-name="Default_20_Paragraph_20_Font"><text:span text:style-name="T11">emp</text:span></text:span><text:span text:style-name="Default_20_Paragraph_20_Font"><text:span text:style-name="T5">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A1"</text:span></text:span><text:span text:style-name="Default_20_Paragraph_20_Font"><text:span text:style-name="T5">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Hourly ( </text:span></text:span><text:span text:style-name="Default_20_Paragraph_20_Font"><text:span text:style-name="T11">rates</text:span></text:span><text:span text:style-name="Default_20_Paragraph_20_Font"><text:span text:style-name="T5">.ApprenticeRateHourly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Show ( </text:span></text:span><text:span text:style-name="Default_20_Paragraph_20_Font"><text:span text:style-name="T11">rates</text:span></text:span><text:span text:style-name="Default_20_Paragraph_20_Font"><text:span text:style-name="T5">.ApprenticeRateShow);</text:span></text:span></text:p>
      <text:p text:style-name="P11"><text:tab/><text:tab/><text:tab/><text:tab/>}</text:p>
      <text:p text:style-name="P10"><text:soft-page-break/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</text:span></text:span><text:span text:style-name="Default_20_Paragraph_20_Font"><text:span text:style-name="T11">emp</text:span></text:span><text:span text:style-name="Default_20_Paragraph_20_Font"><text:span text:style-name="T5">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H"</text:span></text:span><text:span text:style-name="Default_20_Paragraph_20_Font"><text:span text:style-name="T5">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Hourly(</text:span></text:span><text:span text:style-name="Default_20_Paragraph_20_Font"><text:span text:style-name="T11">rates</text:span></text:span><text:span text:style-name="Default_20_Paragraph_20_Font"><text:span text:style-name="T5">.HandRateHourly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Show ( </text:span></text:span><text:span text:style-name="Default_20_Paragraph_20_Font"><text:span text:style-name="T11">rates</text:span></text:span><text:span text:style-name="Default_20_Paragraph_20_Font"><text:span text:style-name="T5">.HandRateShow);</text:span></text:span>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ERROR. Employee does not have a base qualification. Will be paid hand rate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Hourly(</text:span></text:span><text:span text:style-name="Default_20_Paragraph_20_Font"><text:span text:style-name="T11">rates</text:span></text:span><text:span text:style-name="Default_20_Paragraph_20_Font"><text:span text:style-name="T5">.HandRateHourly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ApplicableRateShow(</text:span></text:span><text:span text:style-name="Default_20_Paragraph_20_Font"><text:span text:style-name="T11">rates</text:span></text:span><text:span text:style-name="Default_20_Paragraph_20_Font"><text:span text:style-name="T5">.HandRateShow);</text:span></text:span>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}</text:span></text:span><text:span text:style-name="Default_20_Paragraph_20_Font"><text:span text:style-name="T8">//close "choice == INT"</text:span></text:span></text:p>
      <text:p text:style-name="P11"><text:tab/><text:tab/><text:tab/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enter the number of shows "</text:span></text:span><text:span text:style-name="Default_20_Paragraph_20_Font"><text:span text:style-name="T10">&lt;&lt;</text:span></text:span><text:span text:style-name="Default_20_Paragraph_20_Font"><text:span text:style-name="T11">emp</text:span></text:span><text:span text:style-name="Default_20_Paragraph_20_Font"><text:span text:style-name="T5">.employeeName</text:span></text:span><text:span text:style-name="Default_20_Paragraph_20_Font"><text:span text:style-name="T10">&lt;&lt;</text:span></text:span><text:span text:style-name="Default_20_Paragraph_20_Font"><text:span text:style-name="T7">" worked today (0 if none)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validate input. Max 3 shows/day before idiot-checking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valid = !</text:span></text:span><text:span text:style-name="Default_20_Paragraph_20_Font"><text:span text:style-name="T4">true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cin.clear();</text:p>
      <text:p text:style-name="P11"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&gt;3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id they really work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number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shows today? Y/N?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{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w many shows did they REALLY work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<text:tab/>cin.clear();</text:p>
      <text:p text:style-name="P11"><text:tab/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<text:tab/>}</text:p>
      <text:p text:style-name="P11"><text:tab/><text:tab/><text:tab/><text:tab/>}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} </text:span></text:span><text:span text:style-name="Default_20_Paragraph_20_Font"><text:span text:style-name="T8">//close idiot-check for number of shows worked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Shows(number);</text:span></text:span></text:p>
      <text:p text:style-name="P11"/>
      <text:p text:style-name="P11"/>
      <text:p text:style-name="P11"/>
      <text:p text:style-name="P10"><text:span text:style-name="Default_20_Paragraph_20_Font"><text:span text:style-name="T8">//Hourly Work? YN, if Y, get hours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urly work today? Y/N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cin.clear();</text:p>
      <text:p text:style-name="P11"><text:soft-page-break/><text:tab/><text:tab/><text:tab/><text:tab/>cin.ignore();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Y'</text:span></text:span><text:span text:style-name="Default_20_Paragraph_20_Font"><text:span text:style-name="T5"> || yesNo2 == </text:span></text:span><text:span text:style-name="Default_20_Paragraph_20_Font"><text:span text:style-name="T7">'y'</text:span></text:span><text:span text:style-name="Default_20_Paragraph_20_Font"><text:span text:style-name="T5">)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yes, OK, more questions</text:span></text:span></text:p>
      <text:p text:style-name="P11"><text:tab/><text:tab/>{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enter the number of hours between CALL TIME and FIRST meal break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 &gt;6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id they really work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number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hours without a meal break? Y/N?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<text:tab/>cin.clear();</text:p>
      <text:p text:style-name="P11"><text:tab/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<text:tab/>{</text:p>
      <text:p text:style-name="P11"><text:tab/><text:tab/><text:tab/><text:tab/><text:tab/><text:tab/>cin.clear();</text:p>
      <text:p text:style-name="P11"><text:tab/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w many hours did they REALLY work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<text:tab/>}</text:p>
      <text:p text:style-name="P11"/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lt;4 make equal to 4 (industry standard is 4 hour minimum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 &lt;= 4)</text:span></text:span></text:p>
      <text:p text:style-name="P11"><text:tab/><text:tab/><text:tab/><text:tab/>{</text:p>
      <text:p text:style-name="P11"><text:tab/><text:tab/><text:tab/><text:tab/><text:tab/>number = 4;</text:p>
      <text:p text:style-name="P11"><text:tab/><text:tab/><text:tab/><text:tab/><text:tab/></text:p>
      <text:p text:style-name="P11"><text:tab/><text:tab/><text:tab/><text:tab/><text:tab/>tempHours = <text:s/>number;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 = 5)</text:span></text:span></text:p>
      <text:p text:style-name="P11"><text:tab/><text:tab/><text:tab/><text:tab/>{</text:p>
      <text:p text:style-name="P11"><text:tab/><text:tab/><text:tab/><text:tab/><text:tab/></text:p>
      <text:p text:style-name="P11"><text:tab/><text:tab/><text:tab/><text:tab/><text:tab/>tempHours = number;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 &gt;5)</text:span></text:span></text:p>
      <text:p text:style-name="P11"><text:tab/><text:tab/><text:tab/><text:tab/>{</text:p>
      <text:p text:style-name="P11"><text:tab/><text:tab/><text:tab/><text:tab/><text:tab/></text:p>
      <text:p text:style-name="P11"><text:tab/><text:tab/><text:tab/><text:tab/><text:tab/>tempHours = number;</text:p>
      <text:p text:style-name="P11"><text:tab/><text:tab/><text:tab/><text:tab/><text:tab/>tempMPHours = (number - 5);</text:p>
      <text:p text:style-name="P11"><text:tab/><text:tab/><text:tab/><text:tab/><text:tab/></text:p>
      <text:p text:style-name="P11"><text:tab/><text:tab/><text:tab/><text:tab/>}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enter the number of hours between CALLBACK and SECOND meal break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Enter 0 if none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0"><text:soft-page-break/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 &gt;6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id they really work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number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hours without a meal break? Y/N?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<text:tab/>cin.clear();</text:p>
      <text:p text:style-name="P11"><text:tab/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<text:tab/>{</text:p>
      <text:p text:style-name="P11"><text:tab/><text:tab/><text:tab/><text:tab/><text:tab/><text:tab/>cin.clear();</text:p>
      <text:p text:style-name="P11"><text:tab/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w many hours did they REALLY work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<text:tab/>}</text:p>
      <text:p text:style-name="P11"/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if &lt;2 make equal to 2 (industry standard is 2 hours pay after "lunch"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 &lt; 2 )</text:span></text:span></text:p>
      <text:p text:style-name="P11"><text:tab/><text:tab/><text:tab/><text:tab/>{</text:p>
      <text:p text:style-name="P11"><text:tab/><text:tab/><text:tab/><text:tab/><text:tab/>number = 2;</text:p>
      <text:p text:style-name="P11"><text:tab/><text:tab/><text:tab/><text:tab/><text:tab/>tempHours = number;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 &lt; 5)</text:span></text:span></text:p>
      <text:p text:style-name="P11"><text:tab/><text:tab/><text:tab/><text:tab/>{</text:p>
      <text:p text:style-name="P11"><text:tab/><text:tab/><text:tab/><text:tab/><text:tab/></text:p>
      <text:p text:style-name="P11"><text:tab/><text:tab/><text:tab/><text:tab/><text:tab/>tempHours = number;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 &gt;5)</text:span></text:span></text:p>
      <text:p text:style-name="P11"><text:tab/><text:tab/><text:tab/><text:tab/>{</text:p>
      <text:p text:style-name="P11"><text:tab/><text:tab/><text:tab/><text:tab/><text:tab/></text:p>
      <text:p text:style-name="P11"><text:tab/><text:tab/><text:tab/><text:tab/><text:tab/>tempHours = number;</text:p>
      <text:p text:style-name="P11"><text:tab/><text:tab/><text:tab/><text:tab/><text:tab/>tempMPHours = (number - 5);</text:p>
      <text:p text:style-name="P11"><text:tab/><text:tab/><text:tab/><text:tab/>}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enter the number of hours between CALLBACK and CUT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Enter 0 if none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 &gt;6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id they really work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number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hours without a meal break? Y/N?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soft-page-break/><text:tab/><text:tab/><text:tab/><text:tab/><text:tab/><text:tab/>cin.clear();</text:p>
      <text:p text:style-name="P11"><text:tab/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<text:tab/>{</text:p>
      <text:p text:style-name="P11"><text:tab/><text:tab/><text:tab/><text:tab/><text:tab/><text:tab/>cin.clear();</text:p>
      <text:p text:style-name="P11"><text:tab/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w many hours did they REALLY work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<text:tab/>}</text:p>
      <text:p text:style-name="P11"/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if &lt;2 make equal to 2 (industry standard is 2 hours pay after "lunch"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 &lt; 2)</text:span></text:span></text:p>
      <text:p text:style-name="P11"><text:tab/><text:tab/><text:tab/><text:tab/>{</text:p>
      <text:p text:style-name="P11"><text:tab/><text:tab/><text:tab/><text:tab/><text:tab/>number = 2;</text:p>
      <text:p text:style-name="P11"><text:tab/><text:tab/><text:tab/><text:tab/><text:tab/></text:p>
      <text:p text:style-name="P11"><text:tab/><text:tab/><text:tab/><text:tab/><text:tab/>tempHours = number;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 &lt;5)</text:span></text:span></text:p>
      <text:p text:style-name="P11"><text:tab/><text:tab/><text:tab/><text:tab/>{</text:p>
      <text:p text:style-name="P11"><text:tab/><text:tab/><text:tab/><text:tab/><text:tab/></text:p>
      <text:p text:style-name="P11"><text:tab/><text:tab/><text:tab/><text:tab/><text:tab/>tempHours = number;</text:p>
      <text:p text:style-name="P11"><text:tab/><text:tab/><text:tab/><text:tab/>}</text:p>
      <text:p text:style-name="P11"><text:tab/><text:tab/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 &gt;5)</text:span></text:span></text:p>
      <text:p text:style-name="P11"><text:tab/><text:tab/><text:tab/><text:tab/>{</text:p>
      <text:p text:style-name="P11"><text:tab/><text:tab/><text:tab/><text:tab/><text:tab/></text:p>
      <text:p text:style-name="P11"><text:tab/><text:tab/><text:tab/><text:tab/><text:tab/>tempHours = number;</text:p>
      <text:p text:style-name="P11"><text:tab/><text:tab/><text:tab/><text:tab/><text:tab/>tempMPHours = (number - 5);</text:p>
      <text:p text:style-name="P11"/>
      <text:p text:style-name="P11"><text:tab/><text:tab/><text:tab/><text:tab/>}</text:p>
      <text:p text:style-name="P11"><text:tab/><text:tab/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TotalHours(tempHours);</text:span></text:span>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total &gt;8, process OT, if &gt;12, process DT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</text:span></text:span><text:span text:style-name="Default_20_Paragraph_20_Font"><text:span text:style-name="T11">emp</text:span></text:span><text:span text:style-name="Default_20_Paragraph_20_Font"><text:span text:style-name="T5">.employeeDailyTotalHours &gt; 12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STHours(8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OTHours(4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DTHours <text:s/>(tempHours - 12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MPHours(tempMPHours);</text:span></text:span>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</text:span></text:span><text:span text:style-name="Default_20_Paragraph_20_Font"><text:span text:style-name="T11">emp</text:span></text:span><text:span text:style-name="Default_20_Paragraph_20_Font"><text:span text:style-name="T5">.employeeDailyTotalHours&gt;8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STHours(8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OTHours (tempHours - 8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MPHours(tempMPHours);</text:span></text:span></text:p>
      <text:p text:style-name="P11"><text:tab/><text:tab/><text:tab/><text:tab/></text:p>
      <text:p text:style-name="P11"><text:tab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STHours (tempHours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1">emp</text:span></text:span><text:span text:style-name="Default_20_Paragraph_20_Font"><text:span text:style-name="T5">.setEmployeeDailyMPHours(tempMPHours);</text:span></text:span>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} </text:span></text:span><text:span text:style-name="Default_20_Paragraph_20_Font"><text:span text:style-name="T8">//close daily hourly input ( IF YES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No hourly pay today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/>
      <text:p text:style-name="P11"><text:tab/><text:tab/></text:p>
      <text:p text:style-name="P11">}</text:p>
      <text:p text:style-name="P11"/>
      <text:p text:style-name="P10"><text:soft-page-break/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STHours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st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STHours = </text:span></text:span><text:span text:style-name="Default_20_Paragraph_20_Font"><text:span text:style-name="T11">st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OTHours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ot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OTHours = </text:span></text:span><text:span text:style-name="Default_20_Paragraph_20_Font"><text:span text:style-name="T11">ot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DTHours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dt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DTHours = </text:span></text:span><text:span text:style-name="Default_20_Paragraph_20_Font"><text:span text:style-name="T11">dt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MPHours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mp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MPHours = </text:span></text:span><text:span text:style-name="Default_20_Paragraph_20_Font"><text:span text:style-name="T11">mp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Shows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shows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Shows = </text:span></text:span><text:span text:style-name="Default_20_Paragraph_20_Font"><text:span text:style-name="T11">shows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TotalHours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total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TotalHours = </text:span></text:span><text:span text:style-name="Default_20_Paragraph_20_Font"><text:span text:style-name="T11">total</text:span></text:span><text:span text:style-name="Default_20_Paragraph_20_Font"><text:span text:style-name="T5">;</text:span></text:span></text:p>
      <text:p text:style-name="P11">}</text:p>
      <text:p text:style-name="P11"/>
      <text:p text:style-name="P11"/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STHours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STHours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OTHours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OTHours;</text:span></text:span><text:span text:style-name="Default_20_Paragraph_20_Font"><text:span text:style-name="T5"><text:tab/>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DTHours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DTHours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MPHours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MPHours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Shows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Shows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TotalHours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TotalHours;</text:span></text:span></text:p>
      <text:p text:style-name="P11">}</text:p>
      <text:p text:style-name="P11"/>
      <text:p text:style-name="P11"/>
      <text:p text:style-name="P11"/>
      <text:p text:style-name="P10"><text:span text:style-name="Default_20_Paragraph_20_Font"><text:span text:style-name="T8">//member functions related to pay</text:span></text:span></text:p>
      <text:p text:style-name="P11"/>
      <text:p text:style-name="P11"/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ApplicableRateHourly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hrRate</text:span></text:span><text:span text:style-name="Default_20_Paragraph_20_Font"><text:span text:style-name="T5">)</text:span></text:span></text:p>
      <text:p text:style-name="P11"><text:soft-page-break/>{</text:p>
      <text:p text:style-name="P10"><text:span text:style-name="Default_20_Paragraph_20_Font"><text:span text:style-name="T5"><text:tab/>employeeApplicableRateHourly = </text:span></text:span><text:span text:style-name="Default_20_Paragraph_20_Font"><text:span text:style-name="T11">hrRate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ApplicableRateShow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showRate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ApplicableRateShow = </text:span></text:span><text:span text:style-name="Default_20_Paragraph_20_Font"><text:span text:style-name="T11">showRate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Assignment(</text:span></text:span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11">assign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Assignment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11">assign</text:span></text:span><text:span text:style-name="Default_20_Paragraph_20_Font"><text:span text:style-name="T5">;</text:span></text:span></text:p>
      <text:p text:style-name="P11"><text:tab/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STPay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st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STPay = </text:span></text:span><text:span text:style-name="Default_20_Paragraph_20_Font"><text:span text:style-name="T11">st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OTPay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ot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OTPay = </text:span></text:span><text:span text:style-name="Default_20_Paragraph_20_Font"><text:span text:style-name="T11">ot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DTPay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dt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DTPay = </text:span></text:span><text:span text:style-name="Default_20_Paragraph_20_Font"><text:span text:style-name="T11">dt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MPPay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mp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MPPay = </text:span></text:span><text:span text:style-name="Default_20_Paragraph_20_Font"><text:span text:style-name="T11">mp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ShowPay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showpay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ShowPay = </text:span></text:span><text:span text:style-name="Default_20_Paragraph_20_Font"><text:span text:style-name="T11">showpay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OtherPay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other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OtherPay = </text:span></text:span><text:span text:style-name="Default_20_Paragraph_20_Font"><text:span text:style-name="T11">other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setEmployeeDailyPayTotal(</text:span></text:span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11">total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employeeDailyTotalPay = </text:span></text:span><text:span text:style-name="Default_20_Paragraph_20_Font"><text:span text:style-name="T11">total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ApplicableHourlyRate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ApplicableRateHourly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ApplicableShowRate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ApplicableRateShow;</text:span></text:span></text:p>
      <text:p text:style-name="P11">}</text:p>
      <text:p text:style-name="P11"/>
      <text:p text:style-name="P10"><text:span text:style-name="Default_20_Paragraph_20_Font"><text:span text:style-name="T9">string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Assignment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Assignment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STPay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STPay;</text:span></text:span></text:p>
      <text:p text:style-name="P11">}</text:p>
      <text:p text:style-name="P11"><text:soft-page-break/></text:p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OTPay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OTPay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DTPay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DTPay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MPPay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MPPay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ShowPay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ShowPay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OtherPay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OtherPay;</text:span></text:span></text:p>
      <text:p text:style-name="P11">}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</text:span></text:span><text:span text:style-name="Default_20_Paragraph_20_Font"><text:span text:style-name="T9">Employee</text:span></text:span><text:span text:style-name="Default_20_Paragraph_20_Font"><text:span text:style-name="T5">::getEmployeeDailyPayTotal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employeeDailyTotalPay;</text:span></text:span></text:p>
      <text:p text:style-name="P11">}</text:p>
      <text:p text:style-name="P11"/>
      <text:p text:style-name="P10"><text:span text:style-name="Default_20_Paragraph_20_Font"><text:span text:style-name="T8">//destructor</text:span></text:span></text:p>
      <text:p text:style-name="P11"/>
      <text:p text:style-name="P10"><text:span text:style-name="Default_20_Paragraph_20_Font"><text:span text:style-name="T9">Employee</text:span></text:span><text:span text:style-name="Default_20_Paragraph_20_Font"><text:span text:style-name="T5">::~Employee()</text:span></text:span></text:p>
      <text:p text:style-name="P11">{</text:p>
      <text:p text:style-name="Standard"><text:span text:style-name="Default_20_Paragraph_20_Font"><text:span text:style-name="T5">}</text:span></text:span></text:p>
      <text:p text:style-name="P2"/>
      <text:p text:style-name="P5">*******************************************************</text:p>
      <text:p text:style-name="P5">Structures.h</text:p>
      <text:p text:style-name="P5">*******************************************************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iostream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fstream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string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ctime&gt;</text:span></text:span><text:span text:style-name="Default_20_Paragraph_20_Font"><text:span text:style-name="T5"><text:tab/></text:span></text:span><text:span text:style-name="Default_20_Paragraph_20_Font"><text:span text:style-name="T8">//raw time entry might come in a later release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time.h&gt;</text:span></text:span></text:p>
      <text:p text:style-name="P11"/>
      <text:p text:style-name="P11"/>
      <text:p text:style-name="P11"/>
      <text:p text:style-name="P11"/>
      <text:p text:style-name="P10"><text:span text:style-name="Default_20_Paragraph_20_Font"><text:span text:style-name="T4">using</text:span></text:span><text:span text:style-name="Default_20_Paragraph_20_Font"><text:span text:style-name="T5"> </text:span></text:span><text:span text:style-name="Default_20_Paragraph_20_Font"><text:span text:style-name="T4">namespace</text:span></text:span><text:span text:style-name="Default_20_Paragraph_20_Font"><text:span text:style-name="T5"> std;</text:span></text:span></text:p>
      <text:p text:style-name="P11"/>
      <text:p text:style-name="P10"><text:span text:style-name="Default_20_Paragraph_20_Font"><text:span text:style-name="T8">/*</text:span></text:span><text:span text:style-name="Default_20_Paragraph_20_Font"><text:span text:style-name="T8"><text:tab/>declare and define structures:</text:span></text:span></text:p>
      <text:p text:style-name="P10"><text:span text:style-name="Default_20_Paragraph_20_Font"><text:span text:style-name="T8">-Time &amp; Date</text:span></text:span></text:p>
      <text:p text:style-name="P10"><text:span text:style-name="Default_20_Paragraph_20_Font"><text:span text:style-name="T8">-EmployerContract</text:span></text:span></text:p>
      <text:p text:style-name="P10"><text:span text:style-name="Default_20_Paragraph_20_Font"><text:span text:style-name="T8">-EmployerRates</text:span></text:span></text:p>
      <text:p text:style-name="P10"><text:span text:style-name="Default_20_Paragraph_20_Font"><text:span text:style-name="T8">-</text:span></text:span></text:p>
      <text:p text:style-name="P11"/>
      <text:p text:style-name="P10"><text:span text:style-name="Default_20_Paragraph_20_Font"><text:span text:style-name="T8">*/</text:span></text:span></text:p>
      <text:p text:style-name="P11"/>
      <text:p text:style-name="P10"><text:span text:style-name="Default_20_Paragraph_20_Font"><text:span text:style-name="T8">//structure declarations &amp; default constructors</text:span></text:span></text:p>
      <text:p text:style-name="P11"/>
      <text:p text:style-name="P11"/>
      <text:p text:style-name="P11"/>
      <text:p text:style-name="P11"/>
      <text:p text:style-name="P10"><text:span text:style-name="Default_20_Paragraph_20_Font"><text:span text:style-name="T4">struct</text:span></text:span><text:span text:style-name="Default_20_Paragraph_20_Font"><text:span text:style-name="T5"> </text:span></text:span><text:span text:style-name="Default_20_Paragraph_20_Font"><text:span text:style-name="T9">EmployerContract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EmployerName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EmployerShortName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bool</text:span></text:span><text:span text:style-name="Default_20_Paragraph_20_Font"><text:span text:style-name="T5"> FourHrMini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ndustry Standard is a four-hour minimum for all field assignments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HrsBeforeMP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Number of hours before Meal Penalty is incurred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HrsBeforeOTdaily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Number of daily hours before Overtime (time-and-a-half) is incurred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HrsBeforeOTweekly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Number of weekly hours before OT is incurred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otherOTconditions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Might there be any other condition that would incur Overtime(i.e., is Sunday OT on this contract?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DaysOfWeekOTApplicable1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Days of the week that OT applies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DaysOfWeekOTApplicable2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Days of the week that OT applies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HrsBeforeDTdaily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Number of daily hours before Double Time is incurred</text:span></text:span><text:span text:style-name="Default_20_Paragraph_20_Font"><text:span text:style-name="T8"><text:tab/>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otherDTconditions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Might there be any other condition that would incur Double Time (i.e., insufficient turnaround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MinHoursOffToAvoidTurnaround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NumberOfContractualHolidays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int</text:span></text:span><text:span text:style-name="Default_20_Paragraph_20_Font"><text:span text:style-name="T5"> HolidayDateCodes2016[11]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Jan 1 is day 1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HolidayRatePremium;</text:span></text:span><text:span text:style-name="Default_20_Paragraph_20_Font"><text:span text:style-name="T5"><text:tab/></text:span></text:span><text:span text:style-name="Default_20_Paragraph_20_Font"><text:span text:style-name="T8">//1.5 base rate if OT on holiday, 2 if DT on holiday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Construct default values</text:span></text:span></text:p>
      <text:p text:style-name="P11"/>
      <text:p text:style-name="P11"><text:tab/>EmployerContract()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EmployerName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7">"default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EmployerShortName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7">"Def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FourHrMini = </text:span></text:span><text:span text:style-name="Default_20_Paragraph_20_Font"><text:span text:style-name="T4">true</text:span></text:span><text:span text:style-name="Default_20_Paragraph_20_Font"><text:span text:style-name="T5">;</text:span></text:span></text:p>
      <text:p text:style-name="P11"><text:tab/><text:tab/>HrsBeforeMP = 5;</text:p>
      <text:p text:style-name="P11"><text:tab/><text:tab/>HrsBeforeOTdaily = 8;</text:p>
      <text:p text:style-name="P11"><text:tab/><text:tab/>HrsBeforeOTweekly = 40;</text:p>
      <text:p text:style-name="P10"><text:span text:style-name="Default_20_Paragraph_20_Font"><text:span text:style-name="T5"><text:tab/></text:span></text:span><text:span text:style-name="Default_20_Paragraph_20_Font"><text:span text:style-name="T5"><text:tab/>otherOTconditions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7">"none"</text:span></text:span><text:span text:style-name="Default_20_Paragraph_20_Font"><text:span text:style-name="T5">;</text:span></text:span></text:p>
      <text:p text:style-name="P11"><text:tab/><text:tab/>DaysOfWeekOTApplicable1 = 0;</text:p>
      <text:p text:style-name="P11"><text:tab/><text:tab/>DaysOfWeekOTApplicable2 = 0;</text:p>
      <text:p text:style-name="P11"><text:tab/><text:tab/>HrsBeforeDTdaily = 16;</text:p>
      <text:p text:style-name="P10"><text:span text:style-name="Default_20_Paragraph_20_Font"><text:span text:style-name="T5"><text:tab/></text:span></text:span><text:span text:style-name="Default_20_Paragraph_20_Font"><text:span text:style-name="T5"><text:tab/>otherDTconditions </text:span></text:span><text:span text:style-name="Default_20_Paragraph_20_Font"><text:span text:style-name="T10">=</text:span></text:span><text:span text:style-name="Default_20_Paragraph_20_Font"><text:span text:style-name="T5"> </text:span></text:span><text:span text:style-name="Default_20_Paragraph_20_Font"><text:span text:style-name="T7">"none"</text:span></text:span><text:span text:style-name="Default_20_Paragraph_20_Font"><text:span text:style-name="T5">;</text:span></text:span></text:p>
      <text:p text:style-name="P11"><text:tab/><text:tab/>MinHoursOffToAvoidTurnaroundPay = 8;</text:p>
      <text:p text:style-name="P11"><text:tab/><text:tab/>NumberOfContractualHolidays = 0;</text:p>
      <text:p text:style-name="P11"><text:tab/><text:tab/>HolidayRatePremium = 1.5;</text:p>
      <text:p text:style-name="P11"><text:soft-page-break/><text:tab/><text:tab/>HolidayDateCodes2016[11] = 0;</text:p>
      <text:p text:style-name="P11"><text:tab/><text:tab/></text:p>
      <text:p text:style-name="P11"><text:tab/>}</text:p>
      <text:p text:style-name="P11">};</text:p>
      <text:p text:style-name="P10"><text:span text:style-name="Default_20_Paragraph_20_Font"><text:span text:style-name="T4">struct</text:span></text:span><text:span text:style-name="Default_20_Paragraph_20_Font"><text:span text:style-name="T5"> </text:span></text:span><text:span text:style-name="Default_20_Paragraph_20_Font"><text:span text:style-name="T9">EmployerJobPayRates</text:span></text:span></text:p>
      <text:p text:style-name="P11">{</text:p>
      <text:p text:style-name="P11"><text:tab/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MealPenaltyPercentageAsDec; <text:s/></text:span></text:span><text:span text:style-name="Default_20_Paragraph_20_Font"><text:span text:style-name="T8">//Some Meal Penalties are a percentage added to hourly pa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StewardRateHourly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Job classifications for hourly and "Show Call" pa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Steward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Rigger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Rigger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Specialist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Specialist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Hea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Head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Journeyman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Journeyman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Apprentice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Apprentice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Han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Hand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Programmer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ProgrammerRateShow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construct defaults <text:s text:c="2"/></text:span></text:span></text:p>
      <text:p text:style-name="P11"><text:tab/>EmployerJobPayRates()</text:p>
      <text:p text:style-name="P11"><text:tab/>{</text:p>
      <text:p text:style-name="P11"><text:tab/><text:tab/></text:p>
      <text:p text:style-name="P11"><text:tab/><text:tab/>MealPenaltyPercentageAsDec = 2;</text:p>
      <text:p text:style-name="P11"><text:tab/><text:tab/>StewardRateHourly = 22;</text:p>
      <text:p text:style-name="P11"><text:tab/><text:tab/>StewardRateShow = 110;</text:p>
      <text:p text:style-name="P11"><text:tab/><text:tab/>RiggerRateHourly = 24;</text:p>
      <text:p text:style-name="P11"><text:tab/><text:tab/>RiggerRateShow = 0;</text:p>
      <text:p text:style-name="P11"><text:tab/><text:tab/>SpecialistRateHourly = 20;</text:p>
      <text:p text:style-name="P11"><text:tab/><text:tab/>SpecialistRateShow = 95;</text:p>
      <text:p text:style-name="P11"><text:tab/><text:tab/>HeadRateHourly = 19;</text:p>
      <text:p text:style-name="P11"><text:tab/><text:tab/>HeadRateShow = 85;</text:p>
      <text:p text:style-name="P11"><text:tab/><text:tab/>JourneymanRateHourly = 18;</text:p>
      <text:p text:style-name="P11"><text:tab/><text:tab/>JourneymanRateShow = 80;</text:p>
      <text:p text:style-name="P11"><text:tab/><text:tab/>ApprenticeRateHourly = 14;</text:p>
      <text:p text:style-name="P11"><text:tab/><text:tab/>ApprenticeRateShow = 60;</text:p>
      <text:p text:style-name="P11"><text:tab/><text:tab/>HandRateHourly = 12;</text:p>
      <text:p text:style-name="P11"><text:tab/><text:tab/>HandRateShow = 50;</text:p>
      <text:p text:style-name="P11"><text:tab/><text:tab/>ProgrammerRateHourly = 60;</text:p>
      <text:p text:style-name="P11"><text:tab/><text:tab/>ProgrammerRateShow = 0;</text:p>
      <text:p text:style-name="P11"><text:tab/><text:tab/></text:p>
      <text:p text:style-name="P11"><text:tab/>}</text:p>
      <text:p text:style-name="P11">};</text:p>
      <text:p text:style-name="P11"/>
      <text:p text:style-name="P10"><text:span text:style-name="Default_20_Paragraph_20_Font"><text:span text:style-name="T4">#pragma</text:span></text:span><text:span text:style-name="Default_20_Paragraph_20_Font"><text:span text:style-name="T5"> </text:span></text:span><text:span text:style-name="Default_20_Paragraph_20_Font"><text:span text:style-name="T4">once</text:span></text:span></text:p>
      <text:p text:style-name="P5"/>
      <text:p text:style-name="P2"/>
      <text:p text:style-name="P5">*******************************************************</text:p>
      <text:p text:style-name="P5">Source.cpp</text:p>
      <text:p text:style-name="P5">*******************************************************</text:p>
      <text:p text:style-name="P10"><text:span text:style-name="Default_20_Paragraph_20_Font"><text:span text:style-name="T8">/*</text:span></text:span></text:p>
      <text:p text:style-name="P10"><text:span text:style-name="Default_20_Paragraph_20_Font"><text:span text:style-name="T8">Sarah Wood</text:span></text:span></text:p>
      <text:p text:style-name="P10"><text:span text:style-name="Default_20_Paragraph_20_Font"><text:span text:style-name="T8">C++ Part 2</text:span></text:span></text:p>
      <text:p text:style-name="P10"><text:span text:style-name="Default_20_Paragraph_20_Font"><text:span text:style-name="T8">FINAL PROJECT</text:span></text:span></text:p>
      <text:p text:style-name="P11"/>
      <text:p text:style-name="P10"><text:span text:style-name="Default_20_Paragraph_20_Font"><text:span text:style-name="T8">"Steward's Payroll Tools"</text:span></text:span></text:p>
      <text:p text:style-name="P11"/>
      <text:p text:style-name="P10"><text:span text:style-name="Default_20_Paragraph_20_Font"><text:span text:style-name="T8">**********************************************</text:span></text:span></text:p>
      <text:p text:style-name="P10"><text:span text:style-name="Default_20_Paragraph_20_Font"><text:span text:style-name="T8">This program presumes 2016!!</text:span></text:span></text:p>
      <text:p text:style-name="P11"/>
      <text:p text:style-name="P10"><text:span text:style-name="Default_20_Paragraph_20_Font"><text:span text:style-name="T8">(in order to use for other years</text:span></text:span></text:p>
      <text:p text:style-name="P10"><text:span text:style-name="Default_20_Paragraph_20_Font"><text:span text:style-name="T8"><text:tab/>*update holiday calendar</text:span></text:span></text:p>
      <text:p text:style-name="P10"><text:span text:style-name="Default_20_Paragraph_20_Font"><text:span text:style-name="T8"><text:tab/>*implement leap-year checking)</text:span></text:span></text:p>
      <text:p text:style-name="P10"><text:span text:style-name="Default_20_Paragraph_20_Font"><text:span text:style-name="T8">**********************************************</text:span></text:span></text:p>
      <text:p text:style-name="P11"/>
      <text:p text:style-name="P10"><text:span text:style-name="Default_20_Paragraph_20_Font"><text:span text:style-name="T8">Other presumptions/places to improve:</text:span></text:span></text:p>
      <text:p text:style-name="P10"><text:span text:style-name="Default_20_Paragraph_20_Font"><text:span text:style-name="T8"><text:tab/>*One single time to start work for the whole crew (implement multiple start times - figure out elegant UI for that)</text:span></text:span></text:p>
      <text:p text:style-name="P10"><text:span text:style-name="Default_20_Paragraph_20_Font"><text:span text:style-name="T8"><text:tab/>*One contract</text:span></text:span></text:p>
      <text:p text:style-name="P10"><text:span text:style-name="Default_20_Paragraph_20_Font"><text:span text:style-name="T8"><text:tab/>*One Field Job ("Gig" "Call" "Show" In real life, this could be multiple days, but under the umbrella of one event.)</text:span></text:span></text:p>
      <text:p text:style-name="P10"><text:span text:style-name="Default_20_Paragraph_20_Font"><text:span text:style-name="T8"><text:tab/>*One day (Multiple day tracking provisioned, could be implemented on a per-employee or per-client basis)</text:span></text:span></text:p>
      <text:p text:style-name="P10"><text:span text:style-name="Default_20_Paragraph_20_Font"><text:span text:style-name="T8"><text:tab/>*Our workday is the first day of the Job. </text:span></text:span></text:p>
      <text:p text:style-name="P11"/>
      <text:p text:style-name="P11"/>
      <text:p text:style-name="P10"><text:span text:style-name="Default_20_Paragraph_20_Font"><text:span text:style-name="T8">*/</text:span></text:span></text:p>
      <text:p text:style-name="P11"/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iostream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iomanip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fstream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string&gt;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ctime&gt;</text:span></text:span><text:span text:style-name="Default_20_Paragraph_20_Font"><text:span text:style-name="T5"><text:tab/></text:span></text:span><text:span text:style-name="Default_20_Paragraph_20_Font"><text:span text:style-name="T8">//raw time entry might come in a later release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&lt;time.h&gt;</text:span></text:span></text:p>
      <text:p text:style-name="P11"/>
      <text:p text:style-name="P11"/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"Employee.h"</text:span></text:span></text:p>
      <text:p text:style-name="P10"><text:span text:style-name="Default_20_Paragraph_20_Font"><text:span text:style-name="T4">#include</text:span></text:span><text:span text:style-name="Default_20_Paragraph_20_Font"><text:span text:style-name="T5"> </text:span></text:span><text:span text:style-name="Default_20_Paragraph_20_Font"><text:span text:style-name="T7">"Structures.h"</text:span></text:span></text:p>
      <text:p text:style-name="P11"/>
      <text:p text:style-name="P11"/>
      <text:p text:style-name="P10"><text:span text:style-name="Default_20_Paragraph_20_Font"><text:span text:style-name="T4">using</text:span></text:span><text:span text:style-name="Default_20_Paragraph_20_Font"><text:span text:style-name="T5"> </text:span></text:span><text:span text:style-name="Default_20_Paragraph_20_Font"><text:span text:style-name="T4">namespace</text:span></text:span><text:span text:style-name="Default_20_Paragraph_20_Font"><text:span text:style-name="T5"> std;</text:span></text:span></text:p>
      <text:p text:style-name="P11"/>
      <text:p text:style-name="P10"><text:span text:style-name="Default_20_Paragraph_20_Font"><text:span text:style-name="T8">//structure declarations &amp; definitions included in "structures.cpp"</text:span></text:span></text:p>
      <text:p text:style-name="P11"/>
      <text:p text:style-name="P11"/>
      <text:p text:style-name="P10"><text:span text:style-name="Default_20_Paragraph_20_Font"><text:span text:style-name="T8">//function prototypes</text:span></text:span></text:p>
      <text:p text:style-name="P11"/>
      <text:p text:style-name="P11"/>
      <text:p text:style-name="P10"><text:span text:style-name="Default_20_Paragraph_20_Font"><text:span text:style-name="T4">bool</text:span></text:span><text:span text:style-name="Default_20_Paragraph_20_Font"><text:span text:style-name="T5"> getContractData(</text:span></text:span><text:span text:style-name="Default_20_Paragraph_20_Font"><text:span text:style-name="T9">EmployerContract</text:span></text:span><text:span text:style-name="Default_20_Paragraph_20_Font"><text:span text:style-name="T5">);</text:span></text:span></text:p>
      <text:p text:style-name="P10"><text:span text:style-name="Default_20_Paragraph_20_Font"><text:span text:style-name="T4">bool</text:span></text:span><text:span text:style-name="Default_20_Paragraph_20_Font"><text:span text:style-name="T5"> getRatesData(</text:span></text:span><text:span text:style-name="Default_20_Paragraph_20_Font"><text:span text:style-name="T9">EmployerJobPayRates</text:span></text:span><text:span text:style-name="Default_20_Paragraph_20_Font"><text:span text:style-name="T5">);</text:span></text:span></text:p>
      <text:p text:style-name="P10"><text:span text:style-name="Default_20_Paragraph_20_Font"><text:span text:style-name="T4">void</text:span></text:span><text:span text:style-name="Default_20_Paragraph_20_Font"><text:span text:style-name="T5"> makeCrewList(</text:span></text:span><text:span text:style-name="Default_20_Paragraph_20_Font"><text:span text:style-name="T9">Employee</text:span></text:span><text:span text:style-name="Default_20_Paragraph_20_Font"><text:span text:style-name="T5">*);</text:span></text:span></text:p>
      <text:p text:style-name="P10"><text:span text:style-name="Default_20_Paragraph_20_Font"><text:span text:style-name="T4">void</text:span></text:span><text:span text:style-name="Default_20_Paragraph_20_Font"><text:span text:style-name="T5"> makeTimeSheet(</text:span></text:span><text:span text:style-name="Default_20_Paragraph_20_Font"><text:span text:style-name="T9">Employee</text:span></text:span><text:span text:style-name="Default_20_Paragraph_20_Font"><text:span text:style-name="T5">*);</text:span></text:span></text:p>
      <text:p text:style-name="P10"><text:span text:style-name="Default_20_Paragraph_20_Font"><text:span text:style-name="T4">void</text:span></text:span><text:span text:style-name="Default_20_Paragraph_20_Font"><text:span text:style-name="T5"> MANUALinputDailyWork(</text:span></text:span><text:span text:style-name="Default_20_Paragraph_20_Font"><text:span text:style-name="T9">EmployerContract</text:span></text:span><text:span text:style-name="Default_20_Paragraph_20_Font"><text:span text:style-name="T5">, </text:span></text:span><text:span text:style-name="Default_20_Paragraph_20_Font"><text:span text:style-name="T9">EmployerJobPayRates</text:span></text:span><text:span text:style-name="Default_20_Paragraph_20_Font"><text:span text:style-name="T5">*, </text:span></text:span><text:span text:style-name="Default_20_Paragraph_20_Font"><text:span text:style-name="T9">Employee</text:span></text:span><text:span text:style-name="Default_20_Paragraph_20_Font"><text:span text:style-name="T5">*)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RL contract 9.0x, pg 6-7</text:span></text:span></text:p>
      <text:p text:style-name="P10"><text:span text:style-name="Default_20_Paragraph_20_Font"><text:span text:style-name="T4">void</text:span></text:span><text:span text:style-name="Default_20_Paragraph_20_Font"><text:span text:style-name="T5"> FILEinputDailyWork(</text:span></text:span><text:span text:style-name="Default_20_Paragraph_20_Font"><text:span text:style-name="T9">EmployerContract</text:span></text:span><text:span text:style-name="Default_20_Paragraph_20_Font"><text:span text:style-name="T5">, </text:span></text:span><text:span text:style-name="Default_20_Paragraph_20_Font"><text:span text:style-name="T9">EmployerJobPayRates</text:span></text:span><text:span text:style-name="Default_20_Paragraph_20_Font"><text:span text:style-name="T5">*, </text:span></text:span><text:span text:style-name="Default_20_Paragraph_20_Font"><text:span text:style-name="T9">Employee</text:span></text:span><text:span text:style-name="Default_20_Paragraph_20_Font"><text:span text:style-name="T5">*);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RL contract 9.0x, pg 6-7</text:span></text:span></text:p>
      <text:p text:style-name="P10"><text:span text:style-name="Default_20_Paragraph_20_Font"><text:span text:style-name="T4">void</text:span></text:span><text:span text:style-name="Default_20_Paragraph_20_Font"><text:span text:style-name="T5"> calculateDailyTotalPayPerEmployee(</text:span></text:span><text:span text:style-name="Default_20_Paragraph_20_Font"><text:span text:style-name="T9">Employee</text:span></text:span><text:span text:style-name="Default_20_Paragraph_20_Font"><text:span text:style-name="T5">*, </text:span></text:span><text:span text:style-name="Default_20_Paragraph_20_Font"><text:span text:style-name="T9">EmployerJobPayRates</text:span></text:span><text:span text:style-name="Default_20_Paragraph_20_Font"><text:span text:style-name="T5">*);</text:span></text:span></text:p>
      <text:p text:style-name="P10"><text:span text:style-name="Default_20_Paragraph_20_Font"><text:span text:style-name="T4">void</text:span></text:span><text:span text:style-name="Default_20_Paragraph_20_Font"><text:span text:style-name="T5"> calculateTotalGrossForCrew(</text:span></text:span><text:span text:style-name="Default_20_Paragraph_20_Font"><text:span text:style-name="T9">Employee</text:span></text:span><text:span text:style-name="Default_20_Paragraph_20_Font"><text:span text:style-name="T5">*);</text:span></text:span></text:p>
      <text:p text:style-name="P10"><text:span text:style-name="Default_20_Paragraph_20_Font"><text:span text:style-name="T4">void</text:span></text:span><text:span text:style-name="Default_20_Paragraph_20_Font"><text:span text:style-name="T5"> outputFiguresPerEmployee(</text:span></text:span><text:span text:style-name="Default_20_Paragraph_20_Font"><text:span text:style-name="T9">Employee</text:span></text:span><text:span text:style-name="Default_20_Paragraph_20_Font"><text:span text:style-name="T5">*);</text:span></text:span></text:p>
      <text:p text:style-name="P10"><text:span text:style-name="Default_20_Paragraph_20_Font"><text:span text:style-name="T4">void</text:span></text:span><text:span text:style-name="Default_20_Paragraph_20_Font"><text:span text:style-name="T5"> contingentTotalGrossForCrew(</text:span></text:span><text:span text:style-name="Default_20_Paragraph_20_Font"><text:span text:style-name="T9">Employee</text:span></text:span><text:span text:style-name="Default_20_Paragraph_20_Font"><text:span text:style-name="T5">*); </text:span></text:span><text:span text:style-name="Default_20_Paragraph_20_Font"><text:span text:style-name="T8">//"What if" function for management planning purposes</text:span></text:span>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testInput(</text:span></text:span><text:span text:style-name="Default_20_Paragraph_20_Font"><text:span text:style-name="T9">Employee</text:span></text:span><text:span text:style-name="Default_20_Paragraph_20_Font"><text:span text:style-name="T5">*, </text:span></text:span><text:span text:style-name="Default_20_Paragraph_20_Font"><text:span text:style-name="T9">EmployerJobPayRates</text:span></text:span><text:span text:style-name="Default_20_Paragraph_20_Font"><text:span text:style-name="T5">*);</text:span></text:span></text:p>
      <text:p text:style-name="P11"/>
      <text:p text:style-name="P11"/>
      <text:p text:style-name="P10"><text:span text:style-name="Default_20_Paragraph_20_Font"><text:span text:style-name="T8">//global variables</text:span></text:span></text:p>
      <text:p text:style-name="P11"><text:soft-page-break/></text:p>
      <text:p text:style-name="P10"><text:span text:style-name="Default_20_Paragraph_20_Font"><text:span text:style-name="T4">int</text:span></text:span><text:span text:style-name="Default_20_Paragraph_20_Font"><text:span text:style-name="T5"> day, month, hour, minute; </text:span></text:span><text:span text:style-name="Default_20_Paragraph_20_Font"><text:span text:style-name="T8">//time-based hours are on the wishlist</text:span></text:span></text:p>
      <text:p text:style-name="P10"><text:span text:style-name="Default_20_Paragraph_20_Font"><text:span text:style-name="T4">const</text:span></text:span><text:span text:style-name="Default_20_Paragraph_20_Font"><text:span text:style-name="T5"> </text:span></text:span><text:span text:style-name="Default_20_Paragraph_20_Font"><text:span text:style-name="T4">int</text:span></text:span><text:span text:style-name="Default_20_Paragraph_20_Font"><text:span text:style-name="T5"> SIZE = 10; </text:span></text:span><text:span text:style-name="Default_20_Paragraph_20_Font"><text:span text:style-name="T8">//size of our labor Pool</text:span></text:span></text:p>
      <text:p text:style-name="P11"/>
      <text:p text:style-name="P10"><text:span text:style-name="Default_20_Paragraph_20_Font"><text:span text:style-name="T4">double</text:span></text:span><text:span text:style-name="Default_20_Paragraph_20_Font"><text:span text:style-name="T5"> invoiceTotal;</text:span></text:span></text:p>
      <text:p text:style-name="P11"/>
      <text:p text:style-name="P11"/>
      <text:p text:style-name="P11"/>
      <text:p text:style-name="P10"><text:span text:style-name="Default_20_Paragraph_20_Font"><text:span text:style-name="T9">EmployerContract</text:span></text:span><text:span text:style-name="Default_20_Paragraph_20_Font"><text:span text:style-name="T5"> GenericEmployerContract;</text:span></text:span><text:span text:style-name="Default_20_Paragraph_20_Font"><text:span text:style-name="T5"><text:tab/></text:span></text:span><text:span text:style-name="Default_20_Paragraph_20_Font"><text:span text:style-name="T8">//conditions impacting pay</text:span></text:span></text:p>
      <text:p text:style-name="P10"><text:span text:style-name="Default_20_Paragraph_20_Font"><text:span text:style-name="T9">EmployerJobPayRates</text:span></text:span><text:span text:style-name="Default_20_Paragraph_20_Font"><text:span text:style-name="T5"> EmployerRatesArray[2] ;</text:span></text:span><text:span text:style-name="Default_20_Paragraph_20_Font"><text:span text:style-name="T5"><text:tab/></text:span></text:span><text:span text:style-name="Default_20_Paragraph_20_Font"><text:span text:style-name="T8">//rates</text:span></text:span></text:p>
      <text:p text:style-name="P10"><text:span text:style-name="Default_20_Paragraph_20_Font"><text:span text:style-name="T8">//********************************************************************</text:span></text:span></text:p>
      <text:p text:style-name="P10"><text:span text:style-name="Default_20_Paragraph_20_Font"><text:span text:style-name="T8">//I ran into the "most vexing parse" problem in C++. I found it exceedingly difficult to overwrite my default constructor.</text:span></text:span></text:p>
      <text:p text:style-name="P10"><text:span text:style-name="Default_20_Paragraph_20_Font"><text:span text:style-name="T8">//I instead built an array, so that default could be [0], and my working data could be[1].</text:span></text:span></text:p>
      <text:p text:style-name="P10"><text:span text:style-name="Default_20_Paragraph_20_Font"><text:span text:style-name="T8">//I think I didn't run into this in the part 1 final project, because I was using my defaults as test data.</text:span></text:span></text:p>
      <text:p text:style-name="P10"><text:span text:style-name="Default_20_Paragraph_20_Font"><text:span text:style-name="T8">//********************************************************************</text:span></text:span></text:p>
      <text:p text:style-name="P11"/>
      <text:p text:style-name="P10"><text:span text:style-name="Default_20_Paragraph_20_Font"><text:span text:style-name="T8">//instantiate a pool of crew to draw from</text:span></text:span></text:p>
      <text:p text:style-name="P10"><text:span text:style-name="Default_20_Paragraph_20_Font"><text:span text:style-name="T8">//note: (emp#, name, baseQual, baseQualShort = J, a1, a2, a3, H, Assignment)</text:span></text:span></text:p>
      <text:p text:style-name="P10"><text:span text:style-name="Default_20_Paragraph_20_Font"><text:span text:style-name="T8">//make an array of test Employees</text:span></text:span></text:p>
      <text:p text:style-name="P11"/>
      <text:p text:style-name="P10"><text:span text:style-name="Default_20_Paragraph_20_Font"><text:span text:style-name="T9">Employee</text:span></text:span><text:span text:style-name="Default_20_Paragraph_20_Font"><text:span text:style-name="T5"> laborPool[SIZE] = {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100, </text:span></text:span><text:span text:style-name="Default_20_Paragraph_20_Font"><text:span text:style-name="T7">"Tex Avery"</text:span></text:span><text:span text:style-name="Default_20_Paragraph_20_Font"><text:span text:style-name="T5">, </text:span></text:span><text:span text:style-name="Default_20_Paragraph_20_Font"><text:span text:style-name="T7">"Journeyman"</text:span></text:span><text:span text:style-name="Default_20_Paragraph_20_Font"><text:span text:style-name="T5">, </text:span></text:span><text:span text:style-name="Default_20_Paragraph_20_Font"><text:span text:style-name="T7">"J"</text:span></text:span><text:span text:style-name="Default_20_Paragraph_20_Font"><text:span text:style-name="T5">, </text:span></text:span><text:span text:style-name="Default_20_Paragraph_20_Font"><text:span text:style-name="T7">"Steward"</text:span></text:span><text:span text:style-name="Default_20_Paragraph_20_Font"><text:span text:style-name="T5">),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110, </text:span></text:span><text:span text:style-name="Default_20_Paragraph_20_Font"><text:span text:style-name="T7">"Bugs Bunny"</text:span></text:span><text:span text:style-name="Default_20_Paragraph_20_Font"><text:span text:style-name="T5">, </text:span></text:span><text:span text:style-name="Default_20_Paragraph_20_Font"><text:span text:style-name="T7">"Journeyman"</text:span></text:span><text:span text:style-name="Default_20_Paragraph_20_Font"><text:span text:style-name="T5">, </text:span></text:span><text:span text:style-name="Default_20_Paragraph_20_Font"><text:span text:style-name="T7">"J"</text:span></text:span><text:span text:style-name="Default_20_Paragraph_20_Font"><text:span text:style-name="T5">, </text:span></text:span><text:span text:style-name="Default_20_Paragraph_20_Font"><text:span text:style-name="T7">"Rigger"</text:span></text:span><text:span text:style-name="Default_20_Paragraph_20_Font"><text:span text:style-name="T5">),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160, </text:span></text:span><text:span text:style-name="Default_20_Paragraph_20_Font"><text:span text:style-name="T7">"Porky Pig"</text:span></text:span><text:span text:style-name="Default_20_Paragraph_20_Font"><text:span text:style-name="T5">, </text:span></text:span><text:span text:style-name="Default_20_Paragraph_20_Font"><text:span text:style-name="T7">"Journeyman"</text:span></text:span><text:span text:style-name="Default_20_Paragraph_20_Font"><text:span text:style-name="T5">, </text:span></text:span><text:span text:style-name="Default_20_Paragraph_20_Font"><text:span text:style-name="T7">"J"</text:span></text:span><text:span text:style-name="Default_20_Paragraph_20_Font"><text:span text:style-name="T5">, </text:span></text:span><text:span text:style-name="Default_20_Paragraph_20_Font"><text:span text:style-name="T7">"Head"</text:span></text:span><text:span text:style-name="Default_20_Paragraph_20_Font"><text:span text:style-name="T5">),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8010, </text:span></text:span><text:span text:style-name="Default_20_Paragraph_20_Font"><text:span text:style-name="T7">"Daffy Duck"</text:span></text:span><text:span text:style-name="Default_20_Paragraph_20_Font"><text:span text:style-name="T5">, </text:span></text:span><text:span text:style-name="Default_20_Paragraph_20_Font"><text:span text:style-name="T7">"Apprentice 3"</text:span></text:span><text:span text:style-name="Default_20_Paragraph_20_Font"><text:span text:style-name="T5">, </text:span></text:span><text:span text:style-name="Default_20_Paragraph_20_Font"><text:span text:style-name="T7">"A3"</text:span></text:span><text:span text:style-name="Default_20_Paragraph_20_Font"><text:span text:style-name="T5">, </text:span></text:span><text:span text:style-name="Default_20_Paragraph_20_Font"><text:span text:style-name="T7">"Grip"</text:span></text:span><text:span text:style-name="Default_20_Paragraph_20_Font"><text:span text:style-name="T5">)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8120, </text:span></text:span><text:span text:style-name="Default_20_Paragraph_20_Font"><text:span text:style-name="T7">"Elmer Fudd"</text:span></text:span><text:span text:style-name="Default_20_Paragraph_20_Font"><text:span text:style-name="T5">, </text:span></text:span><text:span text:style-name="Default_20_Paragraph_20_Font"><text:span text:style-name="T7">"Apprentice 2"</text:span></text:span><text:span text:style-name="Default_20_Paragraph_20_Font"><text:span text:style-name="T5">, </text:span></text:span><text:span text:style-name="Default_20_Paragraph_20_Font"><text:span text:style-name="T7">"A2"</text:span></text:span><text:span text:style-name="Default_20_Paragraph_20_Font"><text:span text:style-name="T5">, </text:span></text:span><text:span text:style-name="Default_20_Paragraph_20_Font"><text:span text:style-name="T7">"Grip"</text:span></text:span><text:span text:style-name="Default_20_Paragraph_20_Font"><text:span text:style-name="T5">)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10120, </text:span></text:span><text:span text:style-name="Default_20_Paragraph_20_Font"><text:span text:style-name="T7">"Tweety Bird"</text:span></text:span><text:span text:style-name="Default_20_Paragraph_20_Font"><text:span text:style-name="T5">, </text:span></text:span><text:span text:style-name="Default_20_Paragraph_20_Font"><text:span text:style-name="T7">"Hand"</text:span></text:span><text:span text:style-name="Default_20_Paragraph_20_Font"><text:span text:style-name="T5">, </text:span></text:span><text:span text:style-name="Default_20_Paragraph_20_Font"><text:span text:style-name="T7">"H"</text:span></text:span><text:span text:style-name="Default_20_Paragraph_20_Font"><text:span text:style-name="T5">, </text:span></text:span><text:span text:style-name="Default_20_Paragraph_20_Font"><text:span text:style-name="T7">"Grip"</text:span></text:span><text:span text:style-name="Default_20_Paragraph_20_Font"><text:span text:style-name="T5">)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10130, </text:span></text:span><text:span text:style-name="Default_20_Paragraph_20_Font"><text:span text:style-name="T7">"Sylvester Cat"</text:span></text:span><text:span text:style-name="Default_20_Paragraph_20_Font"><text:span text:style-name="T5">, </text:span></text:span><text:span text:style-name="Default_20_Paragraph_20_Font"><text:span text:style-name="T7">"Hand"</text:span></text:span><text:span text:style-name="Default_20_Paragraph_20_Font"><text:span text:style-name="T5">, </text:span></text:span><text:span text:style-name="Default_20_Paragraph_20_Font"><text:span text:style-name="T7">"H"</text:span></text:span><text:span text:style-name="Default_20_Paragraph_20_Font"><text:span text:style-name="T5">, </text:span></text:span><text:span text:style-name="Default_20_Paragraph_20_Font"><text:span text:style-name="T7">"Grip"</text:span></text:span><text:span text:style-name="Default_20_Paragraph_20_Font"><text:span text:style-name="T5">)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10210, </text:span></text:span><text:span text:style-name="Default_20_Paragraph_20_Font"><text:span text:style-name="T7">"Yosemite Sam"</text:span></text:span><text:span text:style-name="Default_20_Paragraph_20_Font"><text:span text:style-name="T5">, </text:span></text:span><text:span text:style-name="Default_20_Paragraph_20_Font"><text:span text:style-name="T7">"Hand"</text:span></text:span><text:span text:style-name="Default_20_Paragraph_20_Font"><text:span text:style-name="T5">, </text:span></text:span><text:span text:style-name="Default_20_Paragraph_20_Font"><text:span text:style-name="T7">"H"</text:span></text:span><text:span text:style-name="Default_20_Paragraph_20_Font"><text:span text:style-name="T5">, </text:span></text:span><text:span text:style-name="Default_20_Paragraph_20_Font"><text:span text:style-name="T7">"Grip"</text:span></text:span><text:span text:style-name="Default_20_Paragraph_20_Font"><text:span text:style-name="T5">)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10310, </text:span></text:span><text:span text:style-name="Default_20_Paragraph_20_Font"><text:span text:style-name="T7">"Gossamer"</text:span></text:span><text:span text:style-name="Default_20_Paragraph_20_Font"><text:span text:style-name="T5">, </text:span></text:span><text:span text:style-name="Default_20_Paragraph_20_Font"><text:span text:style-name="T7">"Hand"</text:span></text:span><text:span text:style-name="Default_20_Paragraph_20_Font"><text:span text:style-name="T5">, </text:span></text:span><text:span text:style-name="Default_20_Paragraph_20_Font"><text:span text:style-name="T7">"H"</text:span></text:span><text:span text:style-name="Default_20_Paragraph_20_Font"><text:span text:style-name="T5">, </text:span></text:span><text:span text:style-name="Default_20_Paragraph_20_Font"><text:span text:style-name="T7">"Grip"</text:span></text:span><text:span text:style-name="Default_20_Paragraph_20_Font"><text:span text:style-name="T5">),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Employee</text:span></text:span><text:span text:style-name="Default_20_Paragraph_20_Font"><text:span text:style-name="T5">(10440, </text:span></text:span><text:span text:style-name="Default_20_Paragraph_20_Font"><text:span text:style-name="T7">"Marvin Martian"</text:span></text:span><text:span text:style-name="Default_20_Paragraph_20_Font"><text:span text:style-name="T5">, </text:span></text:span><text:span text:style-name="Default_20_Paragraph_20_Font"><text:span text:style-name="T7">"Hand"</text:span></text:span><text:span text:style-name="Default_20_Paragraph_20_Font"><text:span text:style-name="T5">, </text:span></text:span><text:span text:style-name="Default_20_Paragraph_20_Font"><text:span text:style-name="T7">"H"</text:span></text:span><text:span text:style-name="Default_20_Paragraph_20_Font"><text:span text:style-name="T5">, </text:span></text:span><text:span text:style-name="Default_20_Paragraph_20_Font"><text:span text:style-name="T7">"Grip"</text:span></text:span><text:span text:style-name="Default_20_Paragraph_20_Font"><text:span text:style-name="T5">), </text:span></text:span></text:p>
      <text:p text:style-name="P11"/>
      <text:p text:style-name="P11">};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main(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8">//initialize console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Steward's Payroll Tools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Your CREW LIST wil be generated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For this release, your WORKSHEET has been filled out with test data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get CONTRACT data (rates &amp; conditions), </text:span></text:span></text:p>
      <text:p text:style-name="P11"/>
      <text:p text:style-name="P11"><text:tab/></text:p>
      <text:p text:style-name="P11"><text:tab/>getContractData(GenericEmployerContract);</text:p>
      <text:p text:style-name="P11"><text:tab/>getRatesData(EmployerRatesArray[1]);</text:p>
      <text:p text:style-name="P11"/>
      <text:p text:style-name="P11"><text:tab/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get CREW LIST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8">//(I thought I may not need a crew list. However, it is a great worksheet onsite. It will be used to automate work input.)</text:span></text:span></text:p>
      <text:p text:style-name="P11"><text:tab/>makeCrewList(laborPool);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manual input of daily work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8">//MANUALinputDailyWork(GenericEmployerContract, EmployerRatesArray[1], laborPool)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file import of daily work -- CREW LIST filled out in spreadsheet editor with hours/shows worked</text:span></text:span></text:p>
      <text:p text:style-name="P11"><text:tab/>FILEinputDailyWork(GenericEmployerContract, EmployerRatesArray, laborPool);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make TIME SHEET,</text:span></text:span></text:p>
      <text:p text:style-name="P11"/>
      <text:p text:style-name="P11"><text:tab/>makeTimeSheet(laborPool);</text:p>
      <text:p text:style-name="P11"><text:tab/></text:p>
      <text:p text:style-name="P10"><text:span text:style-name="Default_20_Paragraph_20_Font"><text:span text:style-name="T5"><text:tab/></text:span></text:span><text:span text:style-name="Default_20_Paragraph_20_Font"><text:span text:style-name="T8">//calculate total per day per employee</text:span></text:span></text:p>
      <text:p text:style-name="P11"><text:tab/>calculateDailyTotalPayPerEmployee(laborPool, EmployerRatesArray);</text:p>
      <text:p text:style-name="P11"><text:soft-page-break/><text:tab/></text:p>
      <text:p text:style-name="P10"><text:span text:style-name="Default_20_Paragraph_20_Font"><text:span text:style-name="T5"><text:tab/></text:span></text:span><text:span text:style-name="Default_20_Paragraph_20_Font"><text:span text:style-name="T8">//calculate total gross wages invoiced</text:span></text:span></text:p>
      <text:p text:style-name="P11"><text:tab/>calculateTotalGrossForCrew(laborPool);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output table of figures per employee</text:span></text:span></text:p>
      <text:p text:style-name="P11"><text:tab/>outputFiguresPerEmployee(laborPool);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output total gross, based on contingencies</text:span></text:span></text:p>
      <text:p text:style-name="P11"><text:tab/>contingentTotalGrossForCrew(laborPool);</text:p>
      <text:p text:style-name="P11"/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testInput(laborPool, EmployerRatesArray);</text:span></text:span>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Keep window open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ress ENTER to close program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endl;</text:span></text:span></text:p>
      <text:p text:style-name="P10"><text:span text:style-name="Default_20_Paragraph_20_Font"><text:span text:style-name="T5"><text:tab/>cin.ignore(256, </text:span></text:span><text:span text:style-name="Default_20_Paragraph_20_Font"><text:span text:style-name="T7">'\n'</text:span></text:span><text:span text:style-name="Default_20_Paragraph_20_Font"><text:span text:style-name="T5">);</text:span></text:span></text:p>
      <text:p text:style-name="P11"><text:tab/>cin.get();</text:p>
      <text:p text:style-name="P11"/>
      <text:p text:style-name="P11">}</text:p>
      <text:p text:style-name="P11"/>
      <text:p text:style-name="P11"/>
      <text:p text:style-name="P11"/>
      <text:p text:style-name="P10"><text:span text:style-name="Default_20_Paragraph_20_Font"><text:span text:style-name="T4">bool</text:span></text:span><text:span text:style-name="Default_20_Paragraph_20_Font"><text:span text:style-name="T5"> getContractData(</text:span></text:span><text:span text:style-name="Default_20_Paragraph_20_Font"><text:span text:style-name="T9">EmployerContract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)</text:span></text:span></text:p>
      <text:p text:style-name="P11">{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If we were working with multiple contracts, we could import the relevant one and send it into the appropriate structure.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8">//As currently scoped, this is a single-contract program, but I am building it to be scalable in the future.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fstream</text:span></text:span><text:span text:style-name="Default_20_Paragraph_20_Font"><text:span text:style-name="T5"> contractData;</text:span></text:span></text:p>
      <text:p text:style-name="P10"><text:span text:style-name="Default_20_Paragraph_20_Font"><text:span text:style-name="T5"><text:tab/>contractData.open(</text:span></text:span><text:span text:style-name="Default_20_Paragraph_20_Font"><text:span text:style-name="T7">"testContract.txt"</text:span></text:span><text:span text:style-name="Default_20_Paragraph_20_Font"><text:span text:style-name="T5">)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contractData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Contract file opened successfully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EmployerName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EmployerShortName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FourHrMini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HrsBeforeMP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HrsBeforeOTdai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HrsBeforeOTweek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otherOTconditions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HrsBeforeDTdai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otherDTconditions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MinHoursOffToAvoidTurnaround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NumberOfContractualHolidays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HolidayRatePremium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1; i &lt; 11; i++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ntract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.HolidayDateCodes2016[i];</text:span></text:span>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</text:span></text:span><text:span text:style-name="Default_20_Paragraph_20_Font"><text:span text:style-name="T4">true</text:span></text:span><text:span text:style-name="Default_20_Paragraph_20_Font"><text:span text:style-name="T5">;</text:span></text:span></text:p>
      <text:p text:style-name="P11"><text:tab/>}</text:p>
      <text:p text:style-name="P10"><text:span text:style-name="Default_20_Paragraph_20_Font"><text:span text:style-name="T5"><text:tab/></text:span></text:span><text:span text:style-name="Default_20_Paragraph_20_Font"><text:span text:style-name="T4">else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Contract File Error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</text:span></text:span><text:span text:style-name="Default_20_Paragraph_20_Font"><text:span text:style-name="T4">false</text:span></text:span><text:span text:style-name="Default_20_Paragraph_20_Font"><text:span text:style-name="T5">;</text:span></text:span></text:p>
      <text:p text:style-name="P11"><text:tab/>}</text:p>
      <text:p text:style-name="P11"/>
      <text:p text:style-name="P11"><text:tab/></text:p>
      <text:p text:style-name="P11"/>
      <text:p text:style-name="P11">}</text:p>
      <text:p text:style-name="P11"/>
      <text:p text:style-name="P10"><text:span text:style-name="Default_20_Paragraph_20_Font"><text:span text:style-name="T4">bool</text:span></text:span><text:span text:style-name="Default_20_Paragraph_20_Font"><text:span text:style-name="T5"> getRatesData(</text:span></text:span><text:span text:style-name="Default_20_Paragraph_20_Font"><text:span text:style-name="T9">EmployerJobPayRates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9">ifstream</text:span></text:span><text:span text:style-name="Default_20_Paragraph_20_Font"><text:span text:style-name="T5"> ratesData;</text:span></text:span></text:p>
      <text:p text:style-name="P10"><text:soft-page-break/><text:span text:style-name="Default_20_Paragraph_20_Font"><text:span text:style-name="T5"><text:tab/>ratesData.open(</text:span></text:span><text:span text:style-name="Default_20_Paragraph_20_Font"><text:span text:style-name="T7">"testRates.txt"</text:span></text:span><text:span text:style-name="Default_20_Paragraph_20_Font"><text:span text:style-name="T5">);</text:span></text:span></text:p>
      <text:p text:style-name="P11"/>
      <text:p text:style-name="P11"><text:tab/></text:p>
      <text:p text:style-name="P10"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ratesData)</text:span></text:span></text:p>
      <text:p text:style-name="P11"><text:tab/>{</text:p>
      <text:p text:style-name="P11"><text:tab/><text:tab/></text:p>
      <text:p text:style-name="P11"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MealPenaltyPercentageAsDec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Stewar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Steward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Rigger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Rigger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Specialist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Specialist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Hea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Head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Journeyman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Journeyman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Apprentice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Apprentice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Han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HandRateShow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Programmer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ratesData </text:span></text:span><text:span text:style-name="Default_20_Paragraph_20_Font"><text:span text:style-name="T10">&gt;&g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.ProgrammerRateShow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Rates file opened successfully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</text:span></text:span><text:span text:style-name="Default_20_Paragraph_20_Font"><text:span text:style-name="T4">true</text:span></text:span><text:span text:style-name="Default_20_Paragraph_20_Font"><text:span text:style-name="T5">;</text:span></text:span></text:p>
      <text:p text:style-name="P11"><text:tab/>}</text:p>
      <text:p text:style-name="P11"><text:tab/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return</text:span></text:span><text:span text:style-name="Default_20_Paragraph_20_Font"><text:span text:style-name="T5"> </text:span></text:span><text:span text:style-name="Default_20_Paragraph_20_Font"><text:span text:style-name="T4">false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MANUALinputDailyWork(</text:span></text:span><text:span text:style-name="Default_20_Paragraph_20_Font"><text:span text:style-name="T9">EmployerContract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, </text:span></text:span><text:span text:style-name="Default_20_Paragraph_20_Font"><text:span text:style-name="T9">EmployerJobPayRates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, </text:span></text:span><text:span text:style-name="Default_20_Paragraph_20_Font"><text:span text:style-name="T9">Employee</text:span></text:span><text:span text:style-name="Default_20_Paragraph_20_Font"><text:span text:style-name="T5">[]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8">//logic gates for daily work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8">//(is straight hourly, OT, DT, SHOW pay, penalties? other?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8">//(dictated by CONTRACT data)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declare local variables</text:span></text:span></text:p>
      <text:p text:style-name="P11"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number, number2, number3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tempHours = 0, tempMPHours = 0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char</text:span></text:span><text:span text:style-name="Default_20_Paragraph_20_Font"><text:span text:style-name="T5"> <text:s/>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bool</text:span></text:span><text:span text:style-name="Default_20_Paragraph_20_Font"><text:span text:style-name="T5"> valid = </text:span></text:span><text:span text:style-name="Default_20_Paragraph_20_Font"><text:span text:style-name="T4">false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*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//select a classification for [SELECTED EMPLOYEE]</text:span></text:span></text:p>
      <text:p text:style-name="P11"/>
      <text:p text:style-name="P10"><text:span text:style-name="Default_20_Paragraph_20_Font"><text:span text:style-name="T8"><text:tab/></text:span></text:span><text:span text:style-name="Default_20_Paragraph_20_Font"><text:span text:style-name="T8"><text:tab/>cout &lt;&lt; '\n' &lt;&lt; "Please select a job classification for " &lt;&lt; laborPool[i].employeeName &lt;&lt; " :" &lt;&lt; '\n'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cout &lt;&lt; "1 <text:s/>Steward" &lt;&lt; '\t' &lt;&lt; "2 Rigger" &lt;&lt; '\t' &lt;&lt; "3 Specialist" &lt;&lt; '\n'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cout &lt;&lt; "4 <text:s/>Head" &lt;&lt; '\t' &lt;&lt; '\t' &lt;&lt; "5 Programmer" &lt;&lt; '\t' &lt;&lt; "6 Grip" &lt;&lt; '\n';</text:span></text:span></text:p>
      <text:p text:style-name="P11"/>
      <text:p text:style-name="P10"><text:span text:style-name="Default_20_Paragraph_20_Font"><text:span text:style-name="T8"><text:tab/></text:span></text:span><text:span text:style-name="Default_20_Paragraph_20_Font"><text:span text:style-name="T8"><text:tab/>cout &lt;&lt; "Please make a selection: " &lt;&lt; '\t'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cin &gt;&gt; choice;</text:span></text:span></text:p>
      <text:p text:style-name="P11"/>
      <text:p text:style-name="P10"><text:span text:style-name="Default_20_Paragraph_20_Font"><text:span text:style-name="T8"><text:tab/></text:span></text:span><text:span text:style-name="Default_20_Paragraph_20_Font"><text:span text:style-name="T8"><text:tab/>//validate user input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while (!cin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out &lt;&lt; "Invalid Input. Try again. Enter #1-6: " &lt;&lt; '\t'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in.clear(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in.ignore(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in &gt;&gt; choice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1"/>
      <text:p text:style-name="P10"><text:span text:style-name="Default_20_Paragraph_20_Font"><text:span text:style-name="T8"><text:tab/></text:span></text:span><text:span text:style-name="Default_20_Paragraph_20_Font"><text:span text:style-name="T8"><text:tab/>while (choice&lt;1 || choice&gt;6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oft-page-break/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valid = !true;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//declare this attampt !valid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in.clear();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//clear the input stream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in.ignore();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//ignore invalid stuff.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out &lt;&lt; "Invalid input. Try again. Enter #1-6: " &lt;&lt; '\t'; //user prompt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in &gt;&gt; choice;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//try again...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1"/>
      <text:p text:style-name="P10"><text:span text:style-name="Default_20_Paragraph_20_Font"><text:span text:style-name="T8"><text:tab/></text:span></text:span><text:span text:style-name="Default_20_Paragraph_20_Font"><text:span text:style-name="T8"><text:tab/>//Assign Rate to each JobClassification choice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if (choice == 1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Hourly(rates.StewardRateHourly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Show(rates.StewardRateShow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lse if (choice == 2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Hourly(rates.RiggerRateHourly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Show(rates.RiggerRateShow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lse if (choice == 3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Hourly(rates.SpecialistRateHourly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Show(rates.SpecialistRateShow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lse if (choice == 4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Hourly(rates.HeadRateHourly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Show(rates.HeadRateShow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else if (choice == 5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//this is where we use the base qualifications. 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if (laborPool[i].employeeBaseQualificationSHORT == "J"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Hourly(rates.JourneymanRateHourly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Show(rates.JourneymanRateShow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else if (laborPool[i].employeeBaseQualificationSHORT == "A3" || laborPool[i].employeeBaseQualificationSHORT == "A2" || laborPool[i].employeeBaseQualificationSHORT == "A1"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Hourly(rates.ApprenticeRateHourly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Show(rates.ApprenticeRateShow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else if (laborPool[i].employeeBaseQualificationSHORT == "H")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Hourly(rates.HandRateHourly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Show(rates.HandRateShow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else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{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cout &lt;&lt; "ERROR. Employee does not have a base qualification. Will be paid hand rate." &lt;&lt; '\n'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Hourly(rates.HandRateHourly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laborPool[i].setEmployeeApplicableRateShow(rates.HandRateShow);</text:span></text:span></text:p>
      <text:p text:style-name="P10"><text:span text:style-name="Default_20_Paragraph_20_Font"><text:span text:style-name="T8"><text:tab/></text:span></text:span><text:span text:style-name="Default_20_Paragraph_20_Font"><text:span text:style-name="T8"><text:tab/></text:span></text:span><text:span text:style-name="Default_20_Paragraph_20_Font"><text:span text:style-name="T8"><text:tab/>}</text:span></text:span></text:p>
      <text:p text:style-name="P11"/>
      <text:p text:style-name="P10"><text:span text:style-name="Default_20_Paragraph_20_Font"><text:span text:style-name="T8"><text:tab/></text:span></text:span><text:span text:style-name="Default_20_Paragraph_20_Font"><text:span text:style-name="T8"><text:tab/>}//close "choice == INT"</text:span></text:span></text:p>
      <text:p text:style-name="P11"/>
      <text:p text:style-name="P10"><text:span text:style-name="Default_20_Paragraph_20_Font"><text:span text:style-name="T8"><text:tab/></text:span></text:span><text:span text:style-name="Default_20_Paragraph_20_Font"><text:span text:style-name="T8"><text:tab/>*/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enter the number of shows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laborPool[i].employeeName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worked today (0 if none)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validate input. Max 3 shows/day before idiot-checking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valid = !</text:span></text:span><text:span text:style-name="Default_20_Paragraph_20_Font"><text:span text:style-name="T4">true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soft-page-break/><text:tab/><text:tab/><text:tab/>cin.clear();</text:p>
      <text:p text:style-name="P11"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&gt;3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id they really work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number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shows today? Y/N?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cin.clear();</text:p>
      <text:p text:style-name="P11"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{</text:p>
      <text:p text:style-name="P11"><text:tab/><text:tab/><text:tab/><text:tab/>cin.clear();</text:p>
      <text:p text:style-name="P11"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w many shows did they REALLY work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}</text:p>
      <text:p text:style-name="P11"><text:tab/><text:tab/><text:tab/>}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} </text:span></text:span><text:span text:style-name="Default_20_Paragraph_20_Font"><text:span text:style-name="T8">//close idiot-check for number of shows worked</text:span></text:span></text:p>
      <text:p text:style-name="P11"><text:tab/><text:tab/>laborPool[i].setEmployeeDailyShows(number);</text:p>
      <text:p text:style-name="P11"/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Hourly Work? get hours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enter the number of hours between CALL TIME and FIRST meal break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cin.clear();</text:p>
      <text:p text:style-name="P11"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 &gt;6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id they really work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number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hours without a meal break? Y/N?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{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w many hours did they REALLY work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;</text:span></text:span></text:p>
      <text:p text:style-name="P11"><text:tab/><text:tab/><text:tab/><text:tab/>}</text:p>
      <text:p text:style-name="P11"/>
      <text:p text:style-name="P11"><text:soft-page-break/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lt;4 make equal to 4 (industry standard is 4 hour minimum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 &lt;= 4)</text:span></text:span></text:p>
      <text:p text:style-name="P11"><text:tab/><text:tab/><text:tab/>{</text:p>
      <text:p text:style-name="P11"><text:tab/><text:tab/><text:tab/></text:p>
      <text:p text:style-name="P11"><text:tab/><text:tab/><text:tab/><text:tab/>number = 4;</text:p>
      <text:p text:style-name="P11"><text:tab/><text:tab/><text:tab/><text:tab/>tempHours = number;</text:p>
      <text:p text:style-name="P11"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 &lt;= 5)</text:span></text:span></text:p>
      <text:p text:style-name="P11"><text:tab/><text:tab/><text:tab/>{</text:p>
      <text:p text:style-name="P11"/>
      <text:p text:style-name="P11"><text:tab/><text:tab/><text:tab/><text:tab/>tempHours = number;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 &gt;5)</text:span></text:span></text:p>
      <text:p text:style-name="P11"><text:tab/><text:tab/><text:tab/>{</text:p>
      <text:p text:style-name="P11"/>
      <text:p text:style-name="P11"><text:tab/><text:tab/><text:tab/><text:tab/>tempHours = number;</text:p>
      <text:p text:style-name="P11"><text:tab/><text:tab/><text:tab/><text:tab/>tempMPHours = (number - 5);</text:p>
      <text:p text:style-name="P11"/>
      <text:p text:style-name="P11"><text:tab/><text:tab/><text:tab/>}</text:p>
      <text:p text:style-name="P11"/>
      <text:p text:style-name="P11"><text:tab/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enter the number of hours between CALLBACK and SECOND meal break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Enter 0 if none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cin.clear();</text:p>
      <text:p text:style-name="P11"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2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2 &gt;6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id they really work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number2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hours without a meal break? Y/N?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{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w many hours did they REALLY work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2;</text:span></text:span></text:p>
      <text:p text:style-name="P11"><text:tab/><text:tab/><text:tab/><text:tab/>}</text:p>
      <text:p text:style-name="P11"/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if &lt;2 make equal to 2 (industry standard is 2 hours pay after "lunch"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2 == 0)</text:span></text:span></text:p>
      <text:p text:style-name="P11"><text:tab/><text:tab/><text:tab/>{</text:p>
      <text:p text:style-name="P11"><text:tab/><text:tab/><text:tab/><text:tab/>tempHours += 0;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2&gt;0 &amp;&amp; number2 &lt; 2)</text:span></text:span></text:p>
      <text:p text:style-name="P11"><text:tab/><text:tab/><text:tab/>{</text:p>
      <text:p text:style-name="P11"><text:tab/><text:tab/><text:tab/><text:tab/>number2 = 2;</text:p>
      <text:p text:style-name="P11"><text:tab/><text:tab/><text:tab/><text:tab/>tempHours += number2;</text:p>
      <text:p text:style-name="P11"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2 &lt;= 5)</text:span></text:span></text:p>
      <text:p text:style-name="P11"><text:tab/><text:tab/><text:tab/>{</text:p>
      <text:p text:style-name="P11"><text:soft-page-break/></text:p>
      <text:p text:style-name="P11"><text:tab/><text:tab/><text:tab/><text:tab/>tempHours += number2;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2 &gt;5)</text:span></text:span></text:p>
      <text:p text:style-name="P11"><text:tab/><text:tab/><text:tab/>{</text:p>
      <text:p text:style-name="P11"/>
      <text:p text:style-name="P11"><text:tab/><text:tab/><text:tab/><text:tab/>tempHours += number2;</text:p>
      <text:p text:style-name="P11"><text:tab/><text:tab/><text:tab/><text:tab/>tempMPHours += (number2 - 5);</text:p>
      <text:p text:style-name="P11"><text:tab/><text:tab/><text:tab/>}</text:p>
      <text:p text:style-name="P11"/>
      <text:p text:style-name="P11"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Please enter the number of hours between CALLBACK and CUT: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Enter 0 if none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3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</text:span></text:span><text:span text:style-name="Default_20_Paragraph_20_Font"><text:span text:style-name="T10">!</text:span></text:span><text:span text:style-name="Default_20_Paragraph_20_Font"><text:span text:style-name="T5">cin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cin.clear();</text:p>
      <text:p text:style-name="P11"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3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3 &gt;6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id they really work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number3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hours without a meal break? Y/N?"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y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 &amp;&amp; yesNo2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Y or N?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2;</text:span></text:span></text:p>
      <text:p text:style-name="P11"><text:tab/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2 == </text:span></text:span><text:span text:style-name="Default_20_Paragraph_20_Font"><text:span text:style-name="T7">'N'</text:span></text:span><text:span text:style-name="Default_20_Paragraph_20_Font"><text:span text:style-name="T5"> || yesNo2 =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<text:tab/><text:tab/><text:tab/>{</text:p>
      <text:p text:style-name="P11"><text:tab/><text:tab/><text:tab/><text:tab/><text:tab/>cin.clear();</text:p>
      <text:p text:style-name="P11"><text:tab/><text:tab/><text:tab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w many hours did they REALLY work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number3;</text:span></text:span></text:p>
      <text:p text:style-name="P11"><text:tab/><text:tab/><text:tab/><text:tab/>}</text:p>
      <text:p text:style-name="P11"/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if &lt;2 make equal to 2 (industry standard is 2 hours pay after "lunch"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number3 == 0)</text:span></text:span></text:p>
      <text:p text:style-name="P11"><text:tab/><text:tab/><text:tab/>{</text:p>
      <text:p text:style-name="P11"><text:tab/><text:tab/><text:tab/><text:tab/>tempHours += 0;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3&gt;0 &amp;&amp; number3 &lt; 2)</text:span></text:span></text:p>
      <text:p text:style-name="P11"><text:tab/><text:tab/><text:tab/>{</text:p>
      <text:p text:style-name="P11"><text:tab/><text:tab/><text:tab/><text:tab/>number3 = 2;</text:p>
      <text:p text:style-name="P11"/>
      <text:p text:style-name="P11"><text:tab/><text:tab/><text:tab/><text:tab/>tempHours += number3;</text:p>
      <text:p text:style-name="P11"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3 &lt;=5)</text:span></text:span></text:p>
      <text:p text:style-name="P11"><text:tab/><text:tab/><text:tab/>{</text:p>
      <text:p text:style-name="P11"/>
      <text:p text:style-name="P11"><text:tab/><text:tab/><text:tab/><text:tab/>tempHours += number3;</text:p>
      <text:p text:style-name="P11"><text:tab/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number3 &gt;5)</text:span></text:span></text:p>
      <text:p text:style-name="P11"><text:tab/><text:tab/><text:tab/>{</text:p>
      <text:p text:style-name="P11"/>
      <text:p text:style-name="P11"><text:tab/><text:tab/><text:tab/><text:tab/>tempHours += number3;</text:p>
      <text:p text:style-name="P11"><text:tab/><text:tab/><text:tab/><text:tab/>tempMPHours += (number3 - 5);</text:p>
      <text:p text:style-name="P11"/>
      <text:p text:style-name="P11"><text:tab/><text:tab/><text:tab/>}</text:p>
      <text:p text:style-name="P11"><text:soft-page-break/></text:p>
      <text:p text:style-name="P11"><text:tab/><text:tab/><text:tab/>laborPool[i].setEmployeeDailyTotalHours(tempHours);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total &gt;8, process OT, if &gt;12, process DT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tempHours &gt; 12)</text:span></text:span></text:p>
      <text:p text:style-name="P11"><text:tab/><text:tab/><text:tab/>{</text:p>
      <text:p text:style-name="P11"><text:tab/><text:tab/><text:tab/><text:tab/>laborPool[i].setEmployeeDailySTHours(8);</text:p>
      <text:p text:style-name="P11"><text:tab/><text:tab/><text:tab/><text:tab/>laborPool[i].setEmployeeDailyOTHours(4);</text:p>
      <text:p text:style-name="P11"><text:tab/><text:tab/><text:tab/><text:tab/>laborPool[i].setEmployeeDailyDTHours(tempHours - 12);</text:p>
      <text:p text:style-name="P11"><text:tab/><text:tab/><text:tab/><text:tab/>laborPool[i].setEmployeeDailyMPHours(tempMPHours);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tempHours&gt;8)</text:span></text:span></text:p>
      <text:p text:style-name="P11"><text:tab/><text:tab/><text:tab/>{</text:p>
      <text:p text:style-name="P11"><text:tab/><text:tab/><text:tab/><text:tab/>laborPool[i].setEmployeeDailySTHours(8);</text:p>
      <text:p text:style-name="P11"><text:tab/><text:tab/><text:tab/><text:tab/>laborPool[i].setEmployeeDailyOTHours(tempHours - 8);</text:p>
      <text:p text:style-name="P11"><text:tab/><text:tab/><text:tab/><text:tab/>laborPool[i].setEmployeeDailyMPHours(tempMPHours);</text:p>
      <text:p text:style-name="P11"/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/text:p>
      <text:p text:style-name="P11"><text:tab/><text:tab/><text:tab/>{</text:p>
      <text:p text:style-name="P11"><text:tab/><text:tab/><text:tab/><text:tab/>laborPool[i].setEmployeeDailySTHours(tempHours);</text:p>
      <text:p text:style-name="P11"><text:tab/><text:tab/><text:tab/><text:tab/>laborPool[i].setEmployeeDailyMPHours(tempMPHours);</text:p>
      <text:p text:style-name="P11"><text:tab/><text:tab/><text:tab/>}</text:p>
      <text:p text:style-name="P11"/>
      <text:p text:style-name="P11"><text:tab/><text:tab/></text:p>
      <text:p text:style-name="P11"><text:tab/></text:p>
      <text:p text:style-name="P11"/>
      <text:p text:style-name="P11"><text:tab/>}</text:p>
      <text:p text:style-name="P11"/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FILEinputDailyWork(</text:span></text:span><text:span text:style-name="Default_20_Paragraph_20_Font"><text:span text:style-name="T9">EmployerContract</text:span></text:span><text:span text:style-name="Default_20_Paragraph_20_Font"><text:span text:style-name="T5"> </text:span></text:span><text:span text:style-name="Default_20_Paragraph_20_Font"><text:span text:style-name="T11">contract</text:span></text:span><text:span text:style-name="Default_20_Paragraph_20_Font"><text:span text:style-name="T5">, </text:span></text:span><text:span text:style-name="Default_20_Paragraph_20_Font"><text:span text:style-name="T9">EmployerJobPayRates</text:span></text:span><text:span text:style-name="Default_20_Paragraph_20_Font"><text:span text:style-name="T5"> *</text:span></text:span><text:span text:style-name="Default_20_Paragraph_20_Font"><text:span text:style-name="T11">rates</text:span></text:span><text:span text:style-name="Default_20_Paragraph_20_Font"><text:span text:style-name="T5">, </text:span></text:span><text:span text:style-name="Default_20_Paragraph_20_Font"><text:span text:style-name="T9">Employee</text:span></text:span><text:span text:style-name="Default_20_Paragraph_20_Font"><text:span text:style-name="T5">[]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workTemp1, showsTemp, hours1Temp, hours2Temp, hours3Temp, tempMPHours=0;</text:span></text:span></text:p>
      <text:p text:style-name="P11"><text:tab/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tempAssignment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9">ifstream</text:span></text:span><text:span text:style-name="Default_20_Paragraph_20_Font"><text:span text:style-name="T5"> crewWorksheet;</text:span></text:span></text:p>
      <text:p text:style-name="P11"/>
      <text:p text:style-name="P10"><text:span text:style-name="Default_20_Paragraph_20_Font"><text:span text:style-name="T5"><text:tab/>crewWorksheet.open(</text:span></text:span><text:span text:style-name="Default_20_Paragraph_20_Font"><text:span text:style-name="T7">"crewWorksheet.txt"</text:span></text:span><text:span text:style-name="Default_20_Paragraph_20_Font"><text:span text:style-name="T5">, </text:span></text:span><text:span text:style-name="Default_20_Paragraph_20_Font"><text:span text:style-name="T9">ios</text:span></text:span><text:span text:style-name="Default_20_Paragraph_20_Font"><text:span text:style-name="T5">::in);</text:span></text:span></text:p>
      <text:p text:style-name="P10"><text:span text:style-name="Default_20_Paragraph_20_Font"><text:span text:style-name="T5"><text:tab/>crewWorksheet.ignore(256, </text:span></text:span><text:span text:style-name="Default_20_Paragraph_20_Font"><text:span text:style-name="T7">'\n'</text:span></text:span><text:span text:style-name="Default_20_Paragraph_20_Font"><text:span text:style-name="T5">); </text:span></text:span><text:span text:style-name="Default_20_Paragraph_20_Font"><text:span text:style-name="T8">//ignore the first line. It's only headers.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 ; i++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read from the worksheet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rewWorksheet.ignore(20, </text:span></text:span><text:span text:style-name="Default_20_Paragraph_20_Font"><text:span text:style-name="T7">'\t'</text:span></text:span><text:span text:style-name="Default_20_Paragraph_20_Font"><text:span text:style-name="T5">); </text:span></text:span><text:span text:style-name="Default_20_Paragraph_20_Font"><text:span text:style-name="T8">//ignore the first field (emp name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rewWorksheet.ignore(20, </text:span></text:span><text:span text:style-name="Default_20_Paragraph_20_Font"><text:span text:style-name="T7">'\t'</text:span></text:span><text:span text:style-name="Default_20_Paragraph_20_Font"><text:span text:style-name="T5">); </text:span></text:span><text:span text:style-name="Default_20_Paragraph_20_Font"><text:span text:style-name="T8">//ignore the second field (emp#)</text:span></text:span></text:p>
      <text:p text:style-name="P11"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crewWorksheet </text:span></text:span><text:span text:style-name="Default_20_Paragraph_20_Font"><text:span text:style-name="T10">&gt;&gt;</text:span></text:span><text:span text:style-name="Default_20_Paragraph_20_Font"><text:span text:style-name="T5"> <text:s/>tempAssignment</text:span></text:span><text:span text:style-name="Default_20_Paragraph_20_Font"><text:span text:style-name="T10">&gt;&gt;</text:span></text:span><text:span text:style-name="Default_20_Paragraph_20_Font"><text:span text:style-name="T5">showsTemp </text:span></text:span><text:span text:style-name="Default_20_Paragraph_20_Font"><text:span text:style-name="T10">&gt;&gt;</text:span></text:span><text:span text:style-name="Default_20_Paragraph_20_Font"><text:span text:style-name="T5"> hours1Temp </text:span></text:span><text:span text:style-name="Default_20_Paragraph_20_Font"><text:span text:style-name="T10">&gt;&gt;</text:span></text:span><text:span text:style-name="Default_20_Paragraph_20_Font"><text:span text:style-name="T5"> hours2Temp </text:span></text:span><text:span text:style-name="Default_20_Paragraph_20_Font"><text:span text:style-name="T10">&gt;&gt;</text:span></text:span><text:span text:style-name="Default_20_Paragraph_20_Font"><text:span text:style-name="T5"> hours3Temp;</text:span></text:span></text:p>
      <text:p text:style-name="P11"/>
      <text:p text:style-name="P11"><text:tab/><text:tab/>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assign temp values read from worksheet to Employee object values</text:span></text:span></text:p>
      <text:p text:style-name="P11"><text:tab/><text:tab/>laborPool[i].setEmployeeDailyShows(showsTemp);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workTemp1 = (hours1Temp + hours2Temp + hours3Temp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laborPool[i].setEmployeeDailyTotalHours(workTemp1);</text:span></text:span></text:p>
      <text:p text:style-name="P11"><text:tab/><text:tab/></text:p>
      <text:p text:style-name="P11"><text:tab/><text:tab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*********************************************************************************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Compute ST, OT, DT, MP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hours1Temp &lt;= 4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set to 4 hour minimum</text:span></text:span></text:p>
      <text:p text:style-name="P11"><text:tab/><text:tab/><text:tab/>hours1Temp = 4;</text:p>
      <text:p text:style-name="P11"><text:tab/><text:tab/><text:tab/>workTemp1 = hours1Temp;</text:p>
      <text:p text:style-name="P11"><text:tab/><text:tab/>}</text:p>
      <text:p text:style-name="P11"><text:soft-page-break/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hours1Temp &lt;= 5)</text:span></text:span></text:p>
      <text:p text:style-name="P11"><text:tab/><text:tab/>{</text:p>
      <text:p text:style-name="P11"/>
      <text:p text:style-name="P11"><text:tab/><text:tab/><text:tab/>workTemp1 = hours1Temp;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hours1Temp &gt;5)</text:span></text:span></text:p>
      <text:p text:style-name="P11"><text:tab/><text:tab/>{</text:p>
      <text:p text:style-name="P11"><text:tab/><text:tab/><text:tab/>workTemp1 = 5;</text:p>
      <text:p text:style-name="P11"><text:tab/><text:tab/><text:tab/>tempMPHours = (hours1Temp - 5);</text:p>
      <text:p text:style-name="P11"><text:tab/><text:tab/>}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hours2Temp == 0)</text:span></text:span></text:p>
      <text:p text:style-name="P11"><text:tab/><text:tab/>{</text:p>
      <text:p text:style-name="P11"><text:tab/><text:tab/><text:tab/>workTemp1 += 0;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hours2Temp&gt;0 &amp;&amp; hours2Temp &lt; 2)</text:span></text:span></text:p>
      <text:p text:style-name="P11"><text:tab/><text:tab/>{</text:p>
      <text:p text:style-name="P11"><text:tab/><text:tab/><text:tab/>hours2Temp = 2;</text:p>
      <text:p text:style-name="P11"><text:tab/><text:tab/><text:tab/>workTemp1 += hours2Temp;</text:p>
      <text:p text:style-name="P11"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hours2Temp &lt;= 5)</text:span></text:span></text:p>
      <text:p text:style-name="P11"><text:tab/><text:tab/>{</text:p>
      <text:p text:style-name="P11"/>
      <text:p text:style-name="P11"><text:tab/><text:tab/><text:tab/>workTemp1 += 5;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hours2Temp &gt;5)</text:span></text:span></text:p>
      <text:p text:style-name="P11"><text:tab/><text:tab/>{</text:p>
      <text:p text:style-name="P11"/>
      <text:p text:style-name="P11"><text:tab/><text:tab/><text:tab/>workTemp1 += hours2Temp;</text:p>
      <text:p text:style-name="P11"><text:tab/><text:tab/><text:tab/>tempMPHours += (hours2Temp - 5);</text:p>
      <text:p text:style-name="P11"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&gt;5, process Meal Penalty, if &lt;2 make equal to 2 (industry standard is 2 hours pay after "lunch")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hours3Temp == 0)</text:span></text:span></text:p>
      <text:p text:style-name="P11"><text:tab/><text:tab/>{</text:p>
      <text:p text:style-name="P11"><text:tab/><text:tab/><text:tab/>workTemp1 += 0;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hours3Temp&gt;0 &amp;&amp; hours3Temp &lt; 2)</text:span></text:span></text:p>
      <text:p text:style-name="P11"><text:tab/><text:tab/>{</text:p>
      <text:p text:style-name="P11"><text:tab/><text:tab/><text:tab/>hours3Temp = 2;</text:p>
      <text:p text:style-name="P11"/>
      <text:p text:style-name="P11"><text:tab/><text:tab/><text:tab/>workTemp1 += hours3Temp;</text:p>
      <text:p text:style-name="P11"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hours3Temp &lt;= 5)</text:span></text:span></text:p>
      <text:p text:style-name="P11"><text:tab/><text:tab/>{</text:p>
      <text:p text:style-name="P11"/>
      <text:p text:style-name="P11"><text:tab/><text:tab/><text:tab/>workTemp1 += hours3Temp;</text:p>
      <text:p text:style-name="P11"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hours3Temp &gt;5)</text:span></text:span></text:p>
      <text:p text:style-name="P11"><text:tab/><text:tab/>{</text:p>
      <text:p text:style-name="P11"/>
      <text:p text:style-name="P11"><text:tab/><text:tab/><text:tab/>workTemp1 += hours3Temp;</text:p>
      <text:p text:style-name="P11"><text:tab/><text:tab/><text:tab/>tempMPHours += (hours3Temp - 5);</text:p>
      <text:p text:style-name="P11"/>
      <text:p text:style-name="P11"><text:tab/><text:tab/>}</text:p>
      <text:p text:style-name="P11"/>
      <text:p text:style-name="P11"><text:tab/><text:tab/>laborPool[i].setEmployeeDailyTotalHours(workTemp1);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f total &gt;8, process OT, if &gt;12, process DT</text:span></text:span></text:p>
      <text:p text:style-name="P11"/>
      <text:p text:style-name="P10"><text:soft-page-break/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workTemp1 &gt; 12)</text:span></text:span></text:p>
      <text:p text:style-name="P11"><text:tab/><text:tab/>{</text:p>
      <text:p text:style-name="P11"><text:tab/><text:tab/><text:tab/>laborPool[i].setEmployeeDailySTHours(8);</text:p>
      <text:p text:style-name="P11"><text:tab/><text:tab/><text:tab/>laborPool[i].setEmployeeDailyOTHours(4);</text:p>
      <text:p text:style-name="P11"><text:tab/><text:tab/><text:tab/>laborPool[i].setEmployeeDailyDTHours(workTemp1 - 12);</text:p>
      <text:p text:style-name="P11"><text:tab/><text:tab/><text:tab/>laborPool[i].setEmployeeDailyMPHours(tempMPHours);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workTemp1&gt;8)</text:span></text:span></text:p>
      <text:p text:style-name="P11"><text:tab/><text:tab/>{</text:p>
      <text:p text:style-name="P11"><text:tab/><text:tab/><text:tab/>laborPool[i].setEmployeeDailySTHours(8);</text:p>
      <text:p text:style-name="P11"><text:tab/><text:tab/><text:tab/>laborPool[i].setEmployeeDailyOTHours(workTemp1 - 8);</text:p>
      <text:p text:style-name="P11"><text:tab/><text:tab/><text:tab/>laborPool[i].setEmployeeDailyMPHours(tempMPHours);</text:p>
      <text:p text:style-name="P11"/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/text:p>
      <text:p text:style-name="P11"><text:tab/><text:tab/>{</text:p>
      <text:p text:style-name="P11"><text:tab/><text:tab/><text:tab/>laborPool[i].setEmployeeDailySTHours(workTemp1);</text:p>
      <text:p text:style-name="P11"><text:tab/><text:tab/><text:tab/>laborPool[i].setEmployeeDailyMPHours(tempMPHours);</text:p>
      <text:p text:style-name="P11"><text:tab/><text:tab/>}</text:p>
      <text:p text:style-name="P11"/>
      <text:p text:style-name="P11"><text:tab/><text:tab/></text:p>
      <text:p text:style-name="P11"><text:tab/>}</text:p>
      <text:p text:style-name="P11"/>
      <text:p text:style-name="P11">}</text:p>
      <text:p text:style-name="P10"><text:span text:style-name="Default_20_Paragraph_20_Font"><text:span text:style-name="T4">void</text:span></text:span><text:span text:style-name="Default_20_Paragraph_20_Font"><text:span text:style-name="T5"> testInput(</text:span></text:span><text:span text:style-name="Default_20_Paragraph_20_Font"><text:span text:style-name="T9">Employee</text:span></text:span><text:span text:style-name="Default_20_Paragraph_20_Font"><text:span text:style-name="T5"> *</text:span></text:span><text:span text:style-name="Default_20_Paragraph_20_Font"><text:span text:style-name="T11">emp</text:span></text:span><text:span text:style-name="Default_20_Paragraph_20_Font"><text:span text:style-name="T5">, </text:span></text:span><text:span text:style-name="Default_20_Paragraph_20_Font"><text:span text:style-name="T9">EmployerJobPayRates</text:span></text:span><text:span text:style-name="Default_20_Paragraph_20_Font"><text:span text:style-name="T5"> *</text:span></text:span><text:span text:style-name="Default_20_Paragraph_20_Font"><text:span text:style-name="T11">rates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cout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MealPenaltyPercentageAsDec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StewardRateHourl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StewardRateShow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RiggerRateHourl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RiggerRateShow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SpecialistRateHourl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SpecialistRateShow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HeadRateHourl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HeadRateShow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JourneymanRateHourl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JourneymanRateShow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ApprenticeRateHourl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ApprenticeRateShow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HandRateHourl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HandRateShow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ProgrammerRateHourly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11">rates</text:span></text:span><text:span text:style-name="Default_20_Paragraph_20_Font"><text:span text:style-name="T5">[1].ProgrammerRateShow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laborPool[i].getEmployeeNam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laborPool[i].getEmployeeNumber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laborPool[i].getEmployeeDailyTotal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laborPool[i].getEmployeeDailyShow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laborPool[i].getEmployeeDailyAssignment()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laborPool[i].getEmployeeApplicableHourlyRate()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laborPool[i].getEmployeeApplicableShowRate()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laborPool[i].getEmployeeDailyPayTotal()</text:span></text:span><text:span text:style-name="Default_20_Paragraph_20_Font"><text:span text:style-name="T10">&lt;&lt;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makeCrewList(</text:span></text:span><text:span text:style-name="Default_20_Paragraph_20_Font"><text:span text:style-name="T9">Employee</text:span></text:span><text:span text:style-name="Default_20_Paragraph_20_Font"><text:span text:style-name="T5"> *</text:span></text:span><text:span text:style-name="Default_20_Paragraph_20_Font"><text:span text:style-name="T11">emp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9">fstream</text:span></text:span><text:span text:style-name="Default_20_Paragraph_20_Font"><text:span text:style-name="T5"> crewList;</text:span></text:span></text:p>
      <text:p text:style-name="P10"><text:span text:style-name="Default_20_Paragraph_20_Font"><text:span text:style-name="T5"><text:tab/>crewList.open(</text:span></text:span><text:span text:style-name="Default_20_Paragraph_20_Font"><text:span text:style-name="T7">"crewList.txt"</text:span></text:span><text:span text:style-name="Default_20_Paragraph_20_Font"><text:span text:style-name="T5">, </text:span></text:span><text:span text:style-name="Default_20_Paragraph_20_Font"><text:span text:style-name="T9">ios</text:span></text:span><text:span text:style-name="Default_20_Paragraph_20_Font"><text:span text:style-name="T5">::out);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Generating Crew List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crewLis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Name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#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"Assignment"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7">"Shows"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urs1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urs2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urs3"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crewList </text:span></text:span><text:span text:style-name="Default_20_Paragraph_20_Font"><text:span text:style-name="T10">&lt;&lt;</text:span></text:span><text:span text:style-name="Default_20_Paragraph_20_Font"><text:span text:style-name="T5"> laborPool[i].getEmployeeNam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laborPool[i].getEmployeeNumber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5">laborPool[i].getEmployeeDailyAssignment()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><text:tab/>}</text:p>
      <text:p text:style-name="P11">}</text:p>
      <text:p text:style-name="P10"><text:span text:style-name="Default_20_Paragraph_20_Font"><text:span text:style-name="T4">void</text:span></text:span><text:span text:style-name="Default_20_Paragraph_20_Font"><text:span text:style-name="T5"> makeTimeSheet(</text:span></text:span><text:span text:style-name="Default_20_Paragraph_20_Font"><text:span text:style-name="T9">Employee</text:span></text:span><text:span text:style-name="Default_20_Paragraph_20_Font"><text:span text:style-name="T5"> *</text:span></text:span><text:span text:style-name="Default_20_Paragraph_20_Font"><text:span text:style-name="T11">emp</text:span></text:span><text:span text:style-name="Default_20_Paragraph_20_Font"><text:span text:style-name="T5">)</text:span></text:span></text:p>
      <text:p text:style-name="P11"><text:soft-page-break/>{</text:p>
      <text:p text:style-name="P10"><text:span text:style-name="Default_20_Paragraph_20_Font"><text:span text:style-name="T5"><text:tab/></text:span></text:span><text:span text:style-name="Default_20_Paragraph_20_Font"><text:span text:style-name="T9">ofstream</text:span></text:span><text:span text:style-name="Default_20_Paragraph_20_Font"><text:span text:style-name="T5"> timeSheet;</text:span></text:span></text:p>
      <text:p text:style-name="P10"><text:span text:style-name="Default_20_Paragraph_20_Font"><text:span text:style-name="T5"><text:tab/>timeSheet.open(</text:span></text:span><text:span text:style-name="Default_20_Paragraph_20_Font"><text:span text:style-name="T7">"timeSheet.txt"</text:span></text:span><text:span text:style-name="Default_20_Paragraph_20_Font"><text:span text:style-name="T5">, </text:span></text:span><text:span text:style-name="Default_20_Paragraph_20_Font"><text:span text:style-name="T9">ios</text:span></text:span><text:span text:style-name="Default_20_Paragraph_20_Font"><text:span text:style-name="T5">::out);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TIME SUMMARY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Name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#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ST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OT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T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MP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Shows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timeSheet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Name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#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ST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OT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T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MP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Shows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laborPool[i].getEmployeeNam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Number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O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D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MP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how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timeSheet </text:span></text:span><text:span text:style-name="Default_20_Paragraph_20_Font"><text:span text:style-name="T10">&lt;&lt;</text:span></text:span><text:span text:style-name="Default_20_Paragraph_20_Font"><text:span text:style-name="T5"> laborPool[i].getEmployeeNam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Number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O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D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MP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how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><text:tab/><text:tab/></text:p>
      <text:p text:style-name="P11"><text:tab/>}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calculateDailyTotalPayPerEmployee(</text:span></text:span><text:span text:style-name="Default_20_Paragraph_20_Font"><text:span text:style-name="T9">Employee</text:span></text:span><text:span text:style-name="Default_20_Paragraph_20_Font"><text:span text:style-name="T5"> *</text:span></text:span><text:span text:style-name="Default_20_Paragraph_20_Font"><text:span text:style-name="T11">emp</text:span></text:span><text:span text:style-name="Default_20_Paragraph_20_Font"><text:span text:style-name="T5">, </text:span></text:span><text:span text:style-name="Default_20_Paragraph_20_Font"><text:span text:style-name="T9">EmployerJobPayRates</text:span></text:span><text:span text:style-name="Default_20_Paragraph_20_Font"><text:span text:style-name="T5"> *</text:span></text:span><text:span text:style-name="Default_20_Paragraph_20_Font"><text:span text:style-name="T11">rates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tempSTPay, tempOTPay, tempDTPay, tempMPPay, tempShowPay, tempTotalPa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hourlyRate, showRate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9">string</text:span></text:span><text:span text:style-name="Default_20_Paragraph_20_Font"><text:span text:style-name="T5"> tempAssignment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Assign Rate to each JobClassification choice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laborPool[i].employeeDailyAssignmen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Steward"</text:span></text:span><text:span text:style-name="Default_20_Paragraph_20_Font"><text:span text:style-name="T5">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hourlyRate = </text:span></text:span><text:span text:style-name="Default_20_Paragraph_20_Font"><text:span text:style-name="T11">rates</text:span></text:span><text:span text:style-name="Default_20_Paragraph_20_Font"><text:span text:style-name="T5">[1].Stewar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showRate = </text:span></text:span><text:span text:style-name="Default_20_Paragraph_20_Font"><text:span text:style-name="T11">rates</text:span></text:span><text:span text:style-name="Default_20_Paragraph_20_Font"><text:span text:style-name="T5">[1].StewardRateShow;</text:span></text:span></text:p>
      <text:p text:style-name="P11"><text:tab/><text:tab/><text:tab/>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laborPool[i].employeeDailyAssignmen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Rigger"</text:span></text:span><text:span text:style-name="Default_20_Paragraph_20_Font"><text:span text:style-name="T5">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hourlyRate = </text:span></text:span><text:span text:style-name="Default_20_Paragraph_20_Font"><text:span text:style-name="T11">rates</text:span></text:span><text:span text:style-name="Default_20_Paragraph_20_Font"><text:span text:style-name="T5">[1].Rigger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showRate = </text:span></text:span><text:span text:style-name="Default_20_Paragraph_20_Font"><text:span text:style-name="T11">rates</text:span></text:span><text:span text:style-name="Default_20_Paragraph_20_Font"><text:span text:style-name="T5">[1].RiggerRateShow;</text:span></text:span>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laborPool[i].employeeDailyAssignmen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Specialist"</text:span></text:span><text:span text:style-name="Default_20_Paragraph_20_Font"><text:span text:style-name="T5">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hourlyRate = </text:span></text:span><text:span text:style-name="Default_20_Paragraph_20_Font"><text:span text:style-name="T11">rates</text:span></text:span><text:span text:style-name="Default_20_Paragraph_20_Font"><text:span text:style-name="T5">[1].Specialist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showRate = </text:span></text:span><text:span text:style-name="Default_20_Paragraph_20_Font"><text:span text:style-name="T11">rates</text:span></text:span><text:span text:style-name="Default_20_Paragraph_20_Font"><text:span text:style-name="T5">[1].SpecialistRateShow;</text:span></text:span>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laborPool[i].employeeDailyAssignmen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Head"</text:span></text:span><text:span text:style-name="Default_20_Paragraph_20_Font"><text:span text:style-name="T5">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hourlyRate = </text:span></text:span><text:span text:style-name="Default_20_Paragraph_20_Font"><text:span text:style-name="T11">rates</text:span></text:span><text:span text:style-name="Default_20_Paragraph_20_Font"><text:span text:style-name="T5">[1].Hea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showRate = </text:span></text:span><text:span text:style-name="Default_20_Paragraph_20_Font"><text:span text:style-name="T11">rates</text:span></text:span><text:span text:style-name="Default_20_Paragraph_20_Font"><text:span text:style-name="T5">[1].HeadRateShow;</text:span></text:span>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laborPool[i].employeeDailyAssignmen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Grip"</text:span></text:span><text:span text:style-name="Default_20_Paragraph_20_Font"><text:span text:style-name="T5">)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this is where we use the base qualifications. 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laborPool[i]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J"</text:span></text:span><text:span text:style-name="Default_20_Paragraph_20_Font"><text:span text:style-name="T5">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hourlyRate = </text:span></text:span><text:span text:style-name="Default_20_Paragraph_20_Font"><text:span text:style-name="T11">rates</text:span></text:span><text:span text:style-name="Default_20_Paragraph_20_Font"><text:span text:style-name="T5">[1].Journeyman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showRate = </text:span></text:span><text:span text:style-name="Default_20_Paragraph_20_Font"><text:span text:style-name="T11">rates</text:span></text:span><text:span text:style-name="Default_20_Paragraph_20_Font"><text:span text:style-name="T5">[1].JourneymanRateShow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laborPool[i]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A3"</text:span></text:span><text:span text:style-name="Default_20_Paragraph_20_Font"><text:span text:style-name="T5"> || laborPool[i]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A2"</text:span></text:span><text:span text:style-name="Default_20_Paragraph_20_Font"><text:span text:style-name="T5"> || laborPool[i]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A1"</text:span></text:span><text:span text:style-name="Default_20_Paragraph_20_Font"><text:span text:style-name="T5">)</text:span></text:span></text:p>
      <text:p text:style-name="P11"><text:soft-page-break/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hourlyRate = </text:span></text:span><text:span text:style-name="Default_20_Paragraph_20_Font"><text:span text:style-name="T11">rates</text:span></text:span><text:span text:style-name="Default_20_Paragraph_20_Font"><text:span text:style-name="T5">[1].Apprentice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showRate = </text:span></text:span><text:span text:style-name="Default_20_Paragraph_20_Font"><text:span text:style-name="T11">rates</text:span></text:span><text:span text:style-name="Default_20_Paragraph_20_Font"><text:span text:style-name="T5">[1].ApprenticeRateShow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laborPool[i].employeeBaseQualificationSHORT </text:span></text:span><text:span text:style-name="Default_20_Paragraph_20_Font"><text:span text:style-name="T10">==</text:span></text:span><text:span text:style-name="Default_20_Paragraph_20_Font"><text:span text:style-name="T5"> </text:span></text:span><text:span text:style-name="Default_20_Paragraph_20_Font"><text:span text:style-name="T7">"H"</text:span></text:span><text:span text:style-name="Default_20_Paragraph_20_Font"><text:span text:style-name="T5">)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hourlyRate = </text:span></text:span><text:span text:style-name="Default_20_Paragraph_20_Font"><text:span text:style-name="T11">rates</text:span></text:span><text:span text:style-name="Default_20_Paragraph_20_Font"><text:span text:style-name="T5">[1].Han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showRate = </text:span></text:span><text:span text:style-name="Default_20_Paragraph_20_Font"><text:span text:style-name="T11">rates</text:span></text:span><text:span text:style-name="Default_20_Paragraph_20_Font"><text:span text:style-name="T5">[1].HandRateShow;</text:span></text:span></text:p>
      <text:p text:style-name="P11"><text:tab/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/text:p>
      <text:p text:style-name="P11"><text:tab/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ERROR. Employee does not have a base qualification. Will be paid hand rate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hourlyRate = </text:span></text:span><text:span text:style-name="Default_20_Paragraph_20_Font"><text:span text:style-name="T11">rates</text:span></text:span><text:span text:style-name="Default_20_Paragraph_20_Font"><text:span text:style-name="T5">[1].HandRateHour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showRate = </text:span></text:span><text:span text:style-name="Default_20_Paragraph_20_Font"><text:span text:style-name="T11">rates</text:span></text:span><text:span text:style-name="Default_20_Paragraph_20_Font"><text:span text:style-name="T5">[1].HandRateShow;</text:span></text:span></text:p>
      <text:p text:style-name="P11"><text:tab/><text:tab/><text:tab/>}</text:p>
      <text:p text:style-name="P11"/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do math for pay</text:span></text:span></text:p>
      <text:p text:style-name="P11"><text:tab/><text:tab/>tempSTPay = (hourlyRate * laborPool[i].employeeDailySTHours);</text:p>
      <text:p text:style-name="P11"><text:tab/><text:tab/>tempOTPay = (1.5 * (hourlyRate * laborPool[i].employeeDailyOTHours));</text:p>
      <text:p text:style-name="P11"><text:tab/><text:tab/>tempDTPay = (2 * (hourlyRate * laborPool[i].employeeDailyDTHours));</text:p>
      <text:p text:style-name="P11"><text:tab/><text:tab/>tempMPPay = (2 * (hourlyRate * laborPool[i].employeeDailyMPHours));</text:p>
      <text:p text:style-name="P11"><text:tab/><text:tab/>tempShowPay = (showRate * laborPool[i].employeeDailyShows);</text:p>
      <text:p text:style-name="P11"><text:tab/><text:tab/>tempTotalPay = (tempSTPay + tempOTPay + tempDTPay + tempMPPay + tempShowPay);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store values in member variables</text:span></text:span></text:p>
      <text:p text:style-name="P11"><text:tab/><text:tab/>laborPool[i].setEmployeeApplicableRateHourly(hourlyRate);</text:p>
      <text:p text:style-name="P11"><text:tab/><text:tab/>laborPool[i].setEmployeeApplicableRateShow(showRate);</text:p>
      <text:p text:style-name="P11"><text:tab/><text:tab/>laborPool[i].setEmployeeDailySTPay(tempSTPay);</text:p>
      <text:p text:style-name="P11"><text:tab/><text:tab/>laborPool[i].setEmployeeDailyOTPay(tempOTPay);</text:p>
      <text:p text:style-name="P11"><text:tab/><text:tab/>laborPool[i].setEmployeeDailyDTPay(tempDTPay);</text:p>
      <text:p text:style-name="P11"><text:tab/><text:tab/>laborPool[i].setEmployeeDailyMPPay(tempMPPay);</text:p>
      <text:p text:style-name="P11"><text:tab/><text:tab/>laborPool[i].setEmployeeDailyShowPay(tempShowPay);</text:p>
      <text:p text:style-name="P11"><text:tab/><text:tab/>laborPool[i].setEmployeeDailyPayTotal(tempTotalPay);</text:p>
      <text:p text:style-name="P11"/>
      <text:p text:style-name="P11"/>
      <text:p text:style-name="P11"><text:tab/>}</text:p>
      <text:p text:style-name="P11"/>
      <text:p text:style-name="P11"/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calculateTotalGrossForCrew(</text:span></text:span><text:span text:style-name="Default_20_Paragraph_20_Font"><text:span text:style-name="T9">Employee</text:span></text:span><text:span text:style-name="Default_20_Paragraph_20_Font"><text:span text:style-name="T5"> *</text:span></text:span><text:span text:style-name="Default_20_Paragraph_20_Font"><text:span text:style-name="T11">emp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tempAccumulator=0, tempEmployeeDaily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{</text:p>
      <text:p text:style-name="P11"><text:tab/><text:tab/>tempEmployeeDaily = laborPool[i].employeeDailyTotalPay;</text:p>
      <text:p text:style-name="P11"><text:tab/><text:tab/>tempAccumulator += tempEmployeeDaily;</text:p>
      <text:p text:style-name="P11"><text:tab/>}</text:p>
      <text:p text:style-name="P11"/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fixed </text:span></text:span><text:span text:style-name="Default_20_Paragraph_20_Font"><text:span text:style-name="T10">&lt;&lt;</text:span></text:span><text:span text:style-name="Default_20_Paragraph_20_Font"><text:span text:style-name="T5"> showpoint</text:span></text:span><text:span text:style-name="Default_20_Paragraph_20_Font"><text:span text:style-name="T10">&lt;&lt;</text:span></text:span><text:span text:style-name="Default_20_Paragraph_20_Font"><text:span text:style-name="T5">setprecision(2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aily Invoice Total is: $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tempAccumulator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><text:tab/>invoiceTotal = tempAccumulator;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contingentTotalGrossForCrew(</text:span></text:span><text:span text:style-name="Default_20_Paragraph_20_Font"><text:span text:style-name="T9">Employee</text:span></text:span><text:span text:style-name="Default_20_Paragraph_20_Font"><text:span text:style-name="T5"> *</text:span></text:span><text:span text:style-name="Default_20_Paragraph_20_Font"><text:span text:style-name="T11">emp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4">double</text:span></text:span><text:span text:style-name="Default_20_Paragraph_20_Font"><text:span text:style-name="T5"> currentHourlyCost, tempInvoiceTotal, tempAccumulator=0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char</text:span></text:span><text:span text:style-name="Default_20_Paragraph_20_Font"><text:span text:style-name="T5"> yesNo;</text:span></text:span></text:p>
      <text:p text:style-name="P11"><text:tab/>tempInvoiceTotal = invoiceTotal;</text:p>
      <text:p text:style-name="P11"/>
      <text:p text:style-name="P10"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Would you like to estimate costs if you keep the crew longer?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while</text:span></text:span><text:span text:style-name="Default_20_Paragraph_20_Font"><text:span text:style-name="T5"> (yesNo != </text:span></text:span><text:span text:style-name="Default_20_Paragraph_20_Font"><text:span text:style-name="T7">'Y'</text:span></text:span><text:span text:style-name="Default_20_Paragraph_20_Font"><text:span text:style-name="T5"> &amp;&amp; yesNo != </text:span></text:span><text:span text:style-name="Default_20_Paragraph_20_Font"><text:span text:style-name="T7">'y'</text:span></text:span><text:span text:style-name="Default_20_Paragraph_20_Font"><text:span text:style-name="T5"> &amp;&amp; yesNo != </text:span></text:span><text:span text:style-name="Default_20_Paragraph_20_Font"><text:span text:style-name="T7">'N'</text:span></text:span><text:span text:style-name="Default_20_Paragraph_20_Font"><text:span text:style-name="T5"> &amp;&amp; yesNo != </text:span></text:span><text:span text:style-name="Default_20_Paragraph_20_Font"><text:span text:style-name="T7">'n'</text:span></text:span><text:span text:style-name="Default_20_Paragraph_20_Font"><text:span text:style-name="T5">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Invalid Input. Try again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;</text:span></text:span></text:p>
      <text:p text:style-name="P11"><text:tab/><text:tab/>cin.clear();</text:p>
      <text:p text:style-name="P11"><text:soft-page-break/><text:tab/><text:tab/>cin.ignore();</text:p>
      <text:p text:style-name="P10"><text:span text:style-name="Default_20_Paragraph_20_Font"><text:span text:style-name="T5"><text:tab/></text:span></text:span><text:span text:style-name="Default_20_Paragraph_20_Font"><text:span text:style-name="T5"><text:tab/>cin </text:span></text:span><text:span text:style-name="Default_20_Paragraph_20_Font"><text:span text:style-name="T10">&gt;&gt;</text:span></text:span><text:span text:style-name="Default_20_Paragraph_20_Font"><text:span text:style-name="T5"> yesNo;</text:span></text:span></text:p>
      <text:p text:style-name="P11"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note: the crew chief is the bellwether in this case, because they are the first one on the clock, and the last one off the clock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8">//They have been "on" the longest, and will put in the most hours.</text:span></text:span></text:p>
      <text:p text:style-name="P11"/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yesNo == </text:span></text:span><text:span text:style-name="Default_20_Paragraph_20_Font"><text:span text:style-name="T7">'Y'</text:span></text:span><text:span text:style-name="Default_20_Paragraph_20_Font"><text:span text:style-name="T5"> || yesNo == </text:span></text:span><text:span text:style-name="Default_20_Paragraph_20_Font"><text:span text:style-name="T7">'y'</text:span></text:span><text:span text:style-name="Default_20_Paragraph_20_Font"><text:span text:style-name="T5">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if</text:span></text:span><text:span text:style-name="Default_20_Paragraph_20_Font"><text:span text:style-name="T5"> (laborPool[0].employeeDailyOTHours &gt; 0) </text:span></text:span><text:span text:style-name="Default_20_Paragraph_20_Font"><text:span text:style-name="T8">//if the crew chief is in OT, base estimate on OT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add up crew rate, *1.5, make that current hourly cost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<text:tab/><text:tab/>{</text:p>
      <text:p text:style-name="P11"><text:tab/><text:tab/><text:tab/><text:tab/>tempAccumulator += laborPool[i].employeeApplicableRateHourly;</text:p>
      <text:p text:style-name="P11"><text:tab/><text:tab/><text:tab/>}</text:p>
      <text:p text:style-name="P11"><text:tab/><text:tab/><text:tab/>currentHourlyCost = (1.5 * tempAccumulator);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4">if</text:span></text:span><text:span text:style-name="Default_20_Paragraph_20_Font"><text:span text:style-name="T5"> (laborPool[0].employeeDailyDTHours &gt; 0)</text:span></text:span><text:span text:style-name="Default_20_Paragraph_20_Font"><text:span text:style-name="T8">//if crew chief is in DT, base estimate on DT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add up crew rate, *2.0, make that current hourly cost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<text:tab/><text:tab/>{</text:p>
      <text:p text:style-name="P11"><text:tab/><text:tab/><text:tab/><text:tab/>tempAccumulator += laborPool[i].employeeApplicableRateHourly;</text:p>
      <text:p text:style-name="P11"><text:tab/><text:tab/><text:tab/>}</text:p>
      <text:p text:style-name="P11"><text:tab/><text:tab/><text:tab/>currentHourlyCost = (2 * tempAccumulator);</text:p>
      <text:p text:style-name="P11"><text:tab/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else</text:span></text:span><text:span text:style-name="Default_20_Paragraph_20_Font"><text:span text:style-name="T5"> </text:span></text:span><text:span text:style-name="Default_20_Paragraph_20_Font"><text:span text:style-name="T8">//if crew chief in Straight Time, base estimate on Straight Time</text:span></text:span></text:p>
      <text:p text:style-name="P11"><text:tab/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<text:tab/><text:tab/>{</text:p>
      <text:p text:style-name="P11"><text:tab/><text:tab/><text:tab/><text:tab/>tempAccumulator += laborPool[i].employeeApplicableRateHourly;</text:p>
      <text:p text:style-name="P11"><text:tab/><text:tab/><text:tab/>}</text:p>
      <text:p text:style-name="P11"><text:tab/><text:tab/><text:tab/>currentHourlyCost = tempAccumulator;</text:p>
      <text:p text:style-name="P11"><text:tab/><text:tab/>}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fixed </text:span></text:span><text:span text:style-name="Default_20_Paragraph_20_Font"><text:span text:style-name="T10">&lt;&lt;</text:span></text:span><text:span text:style-name="Default_20_Paragraph_20_Font"><text:span text:style-name="T5"> showpoint </text:span></text:span><text:span text:style-name="Default_20_Paragraph_20_Font"><text:span text:style-name="T10">&lt;&lt;</text:span></text:span><text:span text:style-name="Default_20_Paragraph_20_Font"><text:span text:style-name="T5"> setprecision(2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Your crew costs about $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currentHourlyCos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for each additional hour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7">"(Note, OT @ 8hours, DT @ 12hours.)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FYI, your steward has been here for 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laborPool[0].employeeDailyTotalHours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hours so far.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7">'\n'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/>
      <text:p text:style-name="P11"><text:tab/>}</text:p>
      <text:p text:style-name="P11">}</text:p>
      <text:p text:style-name="P11"/>
      <text:p text:style-name="P10"><text:span text:style-name="Default_20_Paragraph_20_Font"><text:span text:style-name="T4">void</text:span></text:span><text:span text:style-name="Default_20_Paragraph_20_Font"><text:span text:style-name="T5"> outputFiguresPerEmployee(</text:span></text:span><text:span text:style-name="Default_20_Paragraph_20_Font"><text:span text:style-name="T9">Employee</text:span></text:span><text:span text:style-name="Default_20_Paragraph_20_Font"><text:span text:style-name="T5"> *</text:span></text:span><text:span text:style-name="Default_20_Paragraph_20_Font"><text:span text:style-name="T11">emp</text:span></text:span><text:span text:style-name="Default_20_Paragraph_20_Font"><text:span text:style-name="T5">)</text:span></text:span></text:p>
      <text:p text:style-name="P11">{</text:p>
      <text:p text:style-name="P10"><text:span text:style-name="Default_20_Paragraph_20_Font"><text:span text:style-name="T5"><text:tab/></text:span></text:span><text:span text:style-name="Default_20_Paragraph_20_Font"><text:span text:style-name="T9">fstream</text:span></text:span><text:span text:style-name="Default_20_Paragraph_20_Font"><text:span text:style-name="T5"> payrollInvoice;</text:span></text:span></text:p>
      <text:p text:style-name="P10"><text:span text:style-name="Default_20_Paragraph_20_Font"><text:span text:style-name="T5"><text:tab/>payrollInvoice.open(</text:span></text:span><text:span text:style-name="Default_20_Paragraph_20_Font"><text:span text:style-name="T7">"testInvoice.txt"</text:span></text:span><text:span text:style-name="Default_20_Paragraph_20_Font"><text:span text:style-name="T5">, </text:span></text:span><text:span text:style-name="Default_20_Paragraph_20_Font"><text:span text:style-name="T9">ios</text:span></text:span><text:span text:style-name="Default_20_Paragraph_20_Font"><text:span text:style-name="T5">::out);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8">//This is formatted to accomodate real payroll invoices used in the field. <text:s/>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8">//It will be tested with a real invoice that has been "scrubbed" of any confidential data.</text:span></text:span></text:p>
      <text:p text:style-name="P11"/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payrollInvoice </text:span></text:span><text:span text:style-name="Default_20_Paragraph_20_Font"><text:span text:style-name="T10">&lt;&lt;</text:span></text:span><text:span text:style-name="Default_20_Paragraph_20_Font"><text:span text:style-name="T5"> laborPool[i].getEmployeeNam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Assignment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ApplicableHourlyRat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TPay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O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OTPay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DTHour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DTPay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how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ApplicableShowRat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howPay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oft-page-break/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MPPay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PayTotal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><text:tab/>}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output same values to screen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8">//It was just too much to fit on console screen. Abridged accordingly.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Name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Assg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Rate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<text:s/>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Hours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<text:s/>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#Shows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<text:s/>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Show $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Day $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cout </text:span></text:span><text:span text:style-name="Default_20_Paragraph_20_Font"><text:span text:style-name="T10">&lt;&lt;</text:span></text:span><text:span text:style-name="Default_20_Paragraph_20_Font"><text:span text:style-name="T5"> resetiosflags(</text:span></text:span><text:span text:style-name="Default_20_Paragraph_20_Font"><text:span text:style-name="T9">ios</text:span></text:span><text:span text:style-name="Default_20_Paragraph_20_Font"><text:span text:style-name="T5">::fixed | </text:span></text:span><text:span text:style-name="Default_20_Paragraph_20_Font"><text:span text:style-name="T9">ios</text:span></text:span><text:span text:style-name="Default_20_Paragraph_20_Font"><text:span text:style-name="T5">::showpoint)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4">for</text:span></text:span><text:span text:style-name="Default_20_Paragraph_20_Font"><text:span text:style-name="T5"> (</text:span></text:span><text:span text:style-name="Default_20_Paragraph_20_Font"><text:span text:style-name="T4">int</text:span></text:span><text:span text:style-name="Default_20_Paragraph_20_Font"><text:span text:style-name="T5"> i = 0; i &lt; SIZE; i++)</text:span></text:span></text:p>
      <text:p text:style-name="P11"><text:tab/>{</text:p>
      <text:p text:style-name="P10"><text:span text:style-name="Default_20_Paragraph_20_Font"><text:span text:style-name="T5"><text:tab/></text:span></text:span><text:span text:style-name="Default_20_Paragraph_20_Font"><text:span text:style-name="T5"><text:tab/>cout</text:span></text:span><text:span text:style-name="Default_20_Paragraph_20_Font"><text:span text:style-name="T10">&lt;&lt;</text:span></text:span><text:span text:style-name="Default_20_Paragraph_20_Font"><text:span text:style-name="T5"> laborPool[i].getEmployeeNam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Assignment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t'</text:span></text:span><text:span text:style-name="Default_20_Paragraph_20_Font"><text:span text:style-name="T10">&lt;&lt;</text:span></text:span><text:span text:style-name="Default_20_Paragraph_20_Font"><text:span text:style-name="T7">"$"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ApplicableHourlyRate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<text:s text:c="2"/>"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TotalHours()</text:span></text:span><text:span text:style-name="Default_20_Paragraph_20_Font"><text:span text:style-name="T10">&lt;&lt;</text:span></text:span><text:span text:style-name="Default_20_Paragraph_20_Font"><text:span text:style-name="T7">" <text:s text:c="4"/>"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hows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 <text:s text:c="6"/>$"</text:span></text:span><text:span text:style-name="Default_20_Paragraph_20_Font"><text:span text:style-name="T5"> </text:span></text:span><text:span text:style-name="Default_20_Paragraph_20_Font"><text:span text:style-name="T10">&lt;&lt;</text:span></text:span><text:span text:style-name="Default_20_Paragraph_20_Font"><text:span text:style-name="T5"> fixed </text:span></text:span><text:span text:style-name="Default_20_Paragraph_20_Font"><text:span text:style-name="T10">&lt;&lt;</text:span></text:span><text:span text:style-name="Default_20_Paragraph_20_Font"><text:span text:style-name="T5"> showpoint </text:span></text:span><text:span text:style-name="Default_20_Paragraph_20_Font"><text:span text:style-name="T10">&lt;&lt;</text:span></text:span><text:span text:style-name="Default_20_Paragraph_20_Font"><text:span text:style-name="T5"> setprecision(2)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ShowPay(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"\t$"</text:span></text:span><text:span text:style-name="Default_20_Paragraph_20_Font"><text:span text:style-name="T5"> </text:span></text:span><text:span text:style-name="Default_20_Paragraph_20_Font"><text:span text:style-name="T10">&lt;&lt;</text:span></text:span></text:p>
      <text:p text:style-name="P10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5"><text:tab/>laborPool[i].getEmployeeDailyPayTotal() </text:span></text:span><text:span text:style-name="Default_20_Paragraph_20_Font"><text:span text:style-name="T10">&lt;&lt;</text:span></text:span><text:span text:style-name="Default_20_Paragraph_20_Font"><text:span text:style-name="T5"> resetiosflags(</text:span></text:span><text:span text:style-name="Default_20_Paragraph_20_Font"><text:span text:style-name="T9">ios</text:span></text:span><text:span text:style-name="Default_20_Paragraph_20_Font"><text:span text:style-name="T5">::fixed | </text:span></text:span><text:span text:style-name="Default_20_Paragraph_20_Font"><text:span text:style-name="T9">ios</text:span></text:span><text:span text:style-name="Default_20_Paragraph_20_Font"><text:span text:style-name="T5">::showpoint) </text:span></text:span><text:span text:style-name="Default_20_Paragraph_20_Font"><text:span text:style-name="T10">&lt;&lt;</text:span></text:span><text:span text:style-name="Default_20_Paragraph_20_Font"><text:span text:style-name="T5"> </text:span></text:span><text:span text:style-name="Default_20_Paragraph_20_Font"><text:span text:style-name="T7">'\n'</text:span></text:span><text:span text:style-name="Default_20_Paragraph_20_Font"><text:span text:style-name="T5">;</text:span></text:span></text:p>
      <text:p text:style-name="P11"><text:tab/>}</text:p>
      <text:p text:style-name="P11"/>
      <text:p text:style-name="P11"/>
      <text:p text:style-name="P11"/>
      <text:p text:style-name="P11"/>
      <text:p text:style-name="Standard"><text:span text:style-name="Default_20_Paragraph_20_Font"><text:span text:style-name="T5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creator>Rick Danchez</dc:creator>
    <meta:creation-date>2016-01-19T11:05:00Z</meta:creation-date>
    <dc:date>2016-04-06T12:58:18.25</dc:date>
    <meta:editing-cycles>13</meta:editing-cycles>
    <meta:editing-duration>PT9H4M45S</meta:editing-duration>
    <meta:document-statistic meta:table-count="0" meta:image-count="5" meta:object-count="0" meta:page-count="35" meta:paragraph-count="1640" meta:word-count="6317" meta:character-count="51815"/>
    <meta:template xlink:type="simple" xlink:actuate="onRequest" xlink:title="" xlink:href="Normal.dotm"/>
  </office:meta>
</office:document-meta>
</file>